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FED1EFBC2EA19F35.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2b784a8" officeooo:paragraph-rsid="025b8b33" style:font-size-asian="7pt" style:font-weight-asian="normal" style:font-name-complex="Calibri4" style:font-size-complex="8pt" style:font-weight-complex="normal"/>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2aa9837" officeooo:paragraph-rsid="0342b575" style:font-size-asian="8pt" style:font-style-asian="normal" style:font-weight-asian="normal" style:font-name-complex="Calibri4" style:font-size-complex="8pt" style:font-style-complex="normal" style:font-weight-complex="normal"/>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6ce204" style:font-size-asian="12pt" style:font-weight-asian="normal" style:font-name-complex="Calibri4"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3dfc8c1" style:font-size-asian="12pt" style:font-weight-asian="normal" style:font-name-complex="Calibri4" style:font-size-complex="12pt" style:font-weight-complex="normal"/>
    </style:style>
    <style:style style:name="P1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Heading_20_1">
      <style:text-properties fo:font-weight="bold" officeooo:paragraph-rsid="03dfc8c1" style:font-weight-asian="bold" style:font-weight-complex="bold"/>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19a63" officeooo:paragraph-rsid="02819a63" style:font-size-asian="12pt" style:font-weight-asian="normal" style:font-name-complex="Calibri4"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28b6498" style:font-size-asian="12pt" style:font-weight-asian="normal" style:font-name-complex="Calibri4"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700742" officeooo:paragraph-rsid="03e034d8"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03eba3"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e034d8"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7e623" officeooo:paragraph-rsid="03e034d8"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3dcdf56"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32c94eb"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3dfc8c1"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10ef92"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dfc8c1"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95dcf" officeooo:paragraph-rsid="03695dcf"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310ef92"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4758a" officeooo:paragraph-rsid="0385b43c"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84758a"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9175b7"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9a6014"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b472e1"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c5e8ff"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879a29"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d101f9" style:font-size-asian="12pt" style:font-weight-asian="normal" style:font-name-complex="Calibri4"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9175b7" style:font-size-asian="12pt" style:font-weight-asian="normal" style:font-name-complex="Calibri4"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9a6014"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bcff63" style:font-size-asian="12pt" style:font-weight-asian="normal" style:font-name-complex="Calibri4"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c0345d"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c792ed"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d101f9" officeooo:paragraph-rsid="03d101f9"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ce204" officeooo:paragraph-rsid="039162b3" style:font-size-asian="12pt" style:font-weight-asian="normal" style:font-name-complex="Calibri4"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d15f8a" officeooo:paragraph-rsid="03d15f8a" style:font-size-asian="12pt" style:font-weight-asian="normal" style:font-name-complex="Calibri4"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9162b3" style:font-size-asian="12pt" style:font-weight-asian="normal" style:font-name-complex="Calibri4"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b472e1" style:font-size-asian="12pt" style:font-weight-asian="normal" style:font-name-complex="Calibri4"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c5e8ff" style:font-size-asian="12pt" style:font-weight-asian="normal" style:font-name-complex="Calibri4"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bcff63" officeooo:paragraph-rsid="03c0dd14" style:font-size-asian="12pt" style:font-weight-asian="normal" style:font-name-complex="Calibri4"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bcff63" officeooo:paragraph-rsid="03bcff63" style:font-size-asian="12pt" style:font-weight-asian="normal" style:font-name-complex="Calibri4"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bcff63" officeooo:paragraph-rsid="03c8eaa9" style:font-size-asian="12pt" style:font-weight-asian="normal" style:font-name-complex="Calibri4"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e7a8d" officeooo:paragraph-rsid="03dfc8c1" style:font-size-asian="12pt" style:font-weight-asian="normal" style:font-name-complex="Calibri4"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c8eaa9" officeooo:paragraph-rsid="03dfc8c1" style:font-size-asian="12pt" style:font-weight-asian="normal" style:font-name-complex="Calibri4"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4"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378a584" style:font-size-asian="12pt" style:font-weight-asian="normal" style:font-name-complex="Calibri4"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3b00e51" style:font-size-asian="12pt" style:font-weight-asian="normal" style:font-name-complex="Calibri4" style:font-size-complex="12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3d8b6e6" style:font-size-asian="12pt" style:font-weight-asian="normal" style:font-name-complex="Calibri4" style:font-size-complex="1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3dfc8c1" style:font-size-asian="12pt" style:font-weight-asian="normal" style:font-name-complex="Calibri4" style:font-size-complex="12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1d4aaa9" officeooo:paragraph-rsid="0309ff8c" style:font-size-asian="7pt" style:font-weight-asian="normal" style:font-name-complex="Calibri4" style:font-size-complex="8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6e7a8d" officeooo:paragraph-rsid="036e7a8d" style:font-size-asian="7pt" style:font-weight-asian="normal" style:font-name-complex="Calibri4" style:font-size-complex="8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acdfe1" officeooo:paragraph-rsid="03d101f9" style:font-size-asian="10pt" style:font-weight-asian="normal" style:font-name-complex="Calibri4" style:font-size-complex="10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2acdfe1" officeooo:paragraph-rsid="03bcff63" style:font-size-asian="10pt" style:font-weight-asian="normal" style:font-name-complex="Calibri4" style:font-size-complex="10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2acdfe1" officeooo:paragraph-rsid="03c0dd14" style:font-size-asian="10pt" style:font-weight-asian="normal" style:font-name-complex="Calibri4" style:font-size-complex="10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e034d8"/>
    </style:style>
    <style:style style:name="P80"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6ce204" style:font-size-asian="12pt" style:font-weight-asian="normal" style:font-name-complex="Calibri4" style:font-size-complex="12pt" style:font-weight-complex="normal"/>
    </style:style>
    <style:style style:name="P81"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4" style:font-size-complex="10pt" style:font-weight-complex="normal"/>
    </style:style>
    <style:style style:name="P8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4" style:font-size-complex="10pt" style:font-weight-complex="normal"/>
    </style:style>
    <style:style style:name="P83"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4" style:font-size-complex="10pt" style:font-weight-complex="normal"/>
    </style:style>
    <style:style style:name="P8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4" style:font-size-complex="10pt" style:font-weight-complex="normal"/>
    </style:style>
    <style:style style:name="P8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8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8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4" style:font-size-complex="10pt" style:font-weight-complex="normal"/>
    </style:style>
    <style:style style:name="P8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4" style:font-size-complex="10pt" style:font-style-complex="normal" style:font-weight-complex="normal"/>
    </style:style>
    <style:style style:name="P8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8pt" fo:language="gl" fo:country="ES" fo:font-style="normal" fo:font-weight="normal" officeooo:rsid="03695dcf" officeooo:paragraph-rsid="03695dcf" style:font-size-asian="7pt" style:font-style-asian="normal" style:font-weight-asian="normal" style:font-name-complex="Calibri4" style:font-size-complex="8pt" style:font-style-complex="normal" style:font-weight-complex="normal"/>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4" style:font-size-complex="10pt" style:font-weight-complex="normal"/>
    </style:style>
    <style:style style:name="P9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4" style:font-size-complex="10pt" style:font-weight-complex="normal"/>
    </style:style>
    <style:style style:name="P9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4" style:font-size-complex="10pt" style:font-weight-complex="normal"/>
    </style:style>
    <style:style style:name="P9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4" style:font-size-complex="10pt" style:font-weight-complex="normal"/>
    </style:style>
    <style:style style:name="P9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4" style:font-size-complex="10pt" style:font-weight-complex="normal"/>
    </style:style>
    <style:style style:name="P9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cff63" style:font-size-asian="10pt" style:font-weight-asian="normal" style:font-name-complex="Calibri4" style:font-size-complex="10pt" style:font-weight-complex="normal"/>
    </style:style>
    <style:style style:name="P9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9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4" style:font-size-complex="10pt" style:font-weight-complex="normal"/>
    </style:style>
    <style:style style:name="P9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e26d2" style:font-size-asian="10pt" style:font-weight-asian="normal" style:font-name-complex="Calibri4" style:font-size-complex="10pt" style:font-weight-complex="normal"/>
    </style:style>
    <style:style style:name="P9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f4b53" style:font-size-asian="10pt" style:font-weight-asian="normal" style:font-name-complex="Calibri4" style:font-size-complex="10pt" style:font-weight-complex="normal"/>
    </style:style>
    <style:style style:name="P10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10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4" style:font-size-complex="10pt" style:font-weight-complex="normal"/>
    </style:style>
    <style:style style:name="P10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89b358" style:font-size-asian="10pt" style:font-weight-asian="normal" style:font-name-complex="Calibri4" style:font-size-complex="10pt" style:font-weight-complex="normal"/>
    </style:style>
    <style:style style:name="P10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9175b7" style:font-size-asian="10pt" style:font-weight-asian="normal" style:font-name-complex="Calibri4" style:font-size-complex="10pt" style:font-weight-complex="normal"/>
    </style:style>
    <style:style style:name="P10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c5e8ff" style:font-size-asian="10pt" style:font-weight-asian="normal" style:font-name-complex="Calibri4" style:font-size-complex="10pt" style:font-weight-complex="normal"/>
    </style:style>
    <style:style style:name="P10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c76638" style:font-size-asian="10pt" style:font-weight-asian="normal" style:font-name-complex="Calibri4" style:font-size-complex="10pt" style:font-weight-complex="normal"/>
    </style:style>
    <style:style style:name="P10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4" style:font-size-complex="10pt" style:font-weight-complex="normal"/>
    </style:style>
    <style:style style:name="P10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d15f8a" style:font-size-asian="10pt" style:font-weight-asian="normal" style:font-name-complex="Calibri4" style:font-size-complex="10pt" style:font-weight-complex="normal"/>
    </style:style>
    <style:style style:name="P10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bf4b53" style:font-size-asian="10pt" style:font-weight-asian="normal" style:font-name-complex="Calibri4" style:font-size-complex="10pt" style:font-weight-complex="normal"/>
    </style:style>
    <style:style style:name="P10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8ee9b3" style:font-size-asian="10pt" style:font-weight-asian="normal" style:font-name-complex="Calibri4" style:font-size-complex="10pt" style:font-weight-complex="normal"/>
    </style:style>
    <style:style style:name="P11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9175b7" style:font-size-asian="10pt" style:font-weight-asian="normal" style:font-name-complex="Calibri4" style:font-size-complex="10pt" style:font-weight-complex="normal"/>
    </style:style>
    <style:style style:name="P11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9a6014" style:font-size-asian="10pt" style:font-weight-asian="normal" style:font-name-complex="Calibri4" style:font-size-complex="10pt" style:font-weight-complex="normal"/>
    </style:style>
    <style:style style:name="P11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b472e1" style:font-size-asian="10pt" style:font-weight-asian="normal" style:font-name-complex="Calibri4" style:font-size-complex="10pt" style:font-weight-complex="normal"/>
    </style:style>
    <style:style style:name="P11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c5e8ff" style:font-size-asian="10pt" style:font-weight-asian="normal" style:font-name-complex="Calibri4" style:font-size-complex="10pt" style:font-weight-complex="normal"/>
    </style:style>
    <style:style style:name="P11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9bafd6" style:font-size-asian="10pt" style:font-weight-asian="normal" style:font-name-complex="Calibri4" style:font-size-complex="10pt" style:font-weight-complex="normal"/>
    </style:style>
    <style:style style:name="P11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ac2c68" style:font-size-asian="10pt" style:font-weight-asian="normal" style:font-name-complex="Calibri4" style:font-size-complex="10pt" style:font-weight-complex="normal"/>
    </style:style>
    <style:style style:name="P11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c5e8ff" style:font-size-asian="10pt" style:font-weight-asian="normal" style:font-name-complex="Calibri4" style:font-size-complex="10pt" style:font-weight-complex="normal"/>
    </style:style>
    <style:style style:name="P11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a6014" officeooo:paragraph-rsid="039a6014" style:font-size-asian="10pt" style:font-weight-asian="normal" style:font-name-complex="Calibri4" style:font-size-complex="10pt" style:font-weight-complex="normal"/>
    </style:style>
    <style:style style:name="P11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a6014" officeooo:paragraph-rsid="03ac2c68" style:font-size-asian="10pt" style:font-weight-asian="normal" style:font-name-complex="Calibri4" style:font-size-complex="10pt" style:font-weight-complex="normal"/>
    </style:style>
    <style:style style:name="P11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4" style:font-size-complex="10pt" style:font-style-complex="normal" style:font-weight-complex="normal"/>
    </style:style>
    <style:style style:name="P12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9f4be8" style:font-size-asian="10pt" style:font-style-asian="normal" style:font-weight-asian="normal" style:font-name-complex="Calibri4" style:font-size-complex="10pt" style:font-style-complex="normal" style:font-weight-complex="normal"/>
    </style:style>
    <style:style style:name="P12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ac2c68" style:font-size-asian="10pt" style:font-style-asian="normal" style:font-weight-asian="normal" style:font-name-complex="Calibri4" style:font-size-complex="10pt" style:font-style-complex="normal" style:font-weight-complex="normal"/>
    </style:style>
    <style:style style:name="P12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c5e8ff" style:font-size-asian="10pt" style:font-style-asian="normal" style:font-weight-asian="normal" style:font-name-complex="Calibri4" style:font-size-complex="10pt" style:font-style-complex="normal" style:font-weight-complex="normal"/>
    </style:style>
    <style:style style:name="P12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b62342" officeooo:paragraph-rsid="03c76638" style:font-size-asian="10pt" style:font-style-asian="normal" style:font-weight-asian="normal" style:font-name-complex="Calibri4" style:font-size-complex="10pt" style:font-style-complex="normal" style:font-weight-complex="normal"/>
    </style:style>
    <style:style style:name="P12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12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4" style:font-size-complex="8pt" style:font-style-complex="normal" style:font-weight-complex="normal"/>
    </style:style>
    <style:style style:name="P12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12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12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a36091"/>
    </style:style>
    <style:style style:name="P12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ac2c68"/>
    </style:style>
    <style:style style:name="P13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b62342"/>
    </style:style>
    <style:style style:name="P13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bbe3d5"/>
    </style:style>
    <style:style style:name="P13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c5e8ff"/>
    </style:style>
    <style:style style:name="P13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c76638"/>
    </style:style>
    <style:style style:name="P13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13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weight="normal" officeooo:rsid="030d8d76" officeooo:paragraph-rsid="0322994c" style:font-size-asian="7pt" style:font-weight-asian="normal" style:font-name-complex="Calibri4" style:font-size-complex="8pt" style:font-weight-complex="normal"/>
    </style:style>
    <style:style style:name="P136"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3dfc8c1" style:font-size-asian="8pt" style:font-style-asian="normal" style:font-weight-asian="normal" style:font-name-complex="Calibri4" style:font-size-complex="8pt" style:font-style-complex="normal" style:font-weight-complex="normal"/>
    </style:style>
    <style:style style:name="P13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138"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4" style:font-size-complex="10pt" style:font-weight-complex="normal"/>
    </style:style>
    <style:style style:name="P13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14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141"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142"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143"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14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e1dc2e" style:font-size-asian="12pt" style:font-weight-asian="normal" style:font-name-complex="Calibri4" style:font-size-complex="12pt" style:font-weight-complex="normal"/>
    </style:style>
    <style:style style:name="P14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62917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7e623" officeooo:paragraph-rsid="03e59f0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55"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5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7982e" officeooo:paragraph-rsid="0367982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382bf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3" style:family="paragraph">
      <loext:graphic-properties draw:fill="none" draw:fill-color="#ffffff"/>
    </style:style>
    <style:style style:name="P164" style:family="paragraph">
      <style:paragraph-properties fo:margin-left="0.4cm" fo:margin-right="0.3cm" fo:text-align="justify" fo:text-indent="0cm"/>
    </style:style>
    <style:style style:name="P165"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3" style:font-name-complex="Liberation Sans"/>
    </style:style>
    <style:style style:name="P166"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1" fo:font-size="12pt" fo:language="gl" fo:country="ES" fo:font-weight="normal" officeooo:rsid="032034c8" style:font-size-asian="12pt" style:font-weight-asian="normal" style:font-name-complex="Calibri4" style:font-size-complex="12pt" style:font-weight-complex="normal"/>
    </style:style>
    <style:style style:name="T8" style:family="text">
      <style:text-properties fo:color="#000000" loext:opacity="100%" style:font-name="Calibri1" fo:font-size="12pt" fo:language="gl" fo:country="ES" fo:font-weight="normal" officeooo:rsid="0324ef05" style:font-size-asian="12pt" style:font-weight-asian="normal" style:font-name-complex="Calibri4" style:font-size-complex="12pt" style:font-weight-complex="normal"/>
    </style:style>
    <style:style style:name="T9" style:family="text">
      <style:text-properties fo:color="#000000" loext:opacity="100%" style:font-name="Calibri1" fo:font-size="12pt" fo:language="gl" fo:country="ES" fo:font-weight="normal" officeooo:rsid="030d8d76" style:font-size-asian="12pt" style:font-weight-asian="normal" style:font-name-complex="Calibri4" style:font-size-complex="12pt" style:font-weight-complex="normal"/>
    </style:style>
    <style:style style:name="T10" style:family="text">
      <style:text-properties fo:color="#000000" loext:opacity="100%" style:font-name="Calibri1" fo:font-size="12pt" fo:language="gl" fo:country="ES" fo:font-weight="normal" officeooo:rsid="032a3773" style:font-size-asian="12pt" style:font-weight-asian="normal" style:font-name-complex="Calibri4" style:font-size-complex="12pt" style:font-weight-complex="normal"/>
    </style:style>
    <style:style style:name="T11" style:family="text">
      <style:text-properties fo:color="#000000" loext:opacity="100%" style:font-name="Calibri1" fo:font-size="12pt" fo:language="gl" fo:country="ES" fo:font-weight="normal" officeooo:rsid="032c94eb" style:font-size-asian="12pt" style:font-weight-asian="normal" style:font-name-complex="Calibri4" style:font-size-complex="12pt" style:font-weight-complex="normal"/>
    </style:style>
    <style:style style:name="T12" style:family="text">
      <style:text-properties fo:color="#000000" loext:opacity="100%" style:font-name="Calibri1" fo:font-size="12pt" fo:language="gl" fo:country="ES" fo:font-weight="normal" officeooo:rsid="032322ed" style:font-size-asian="12pt" style:font-weight-asian="normal" style:font-name-complex="Calibri4" style:font-size-complex="12pt" style:font-weight-complex="normal"/>
    </style:style>
    <style:style style:name="T13" style:family="text">
      <style:text-properties fo:color="#000000" loext:opacity="100%" style:font-name="Calibri1" fo:font-size="12pt" fo:language="gl" fo:country="ES" fo:font-weight="normal" officeooo:rsid="032cb762" style:font-size-asian="12pt" style:font-weight-asian="normal" style:font-name-complex="Calibri4" style:font-size-complex="12pt" style:font-weight-complex="normal"/>
    </style:style>
    <style:style style:name="T14" style:family="text">
      <style:text-properties fo:color="#000000" loext:opacity="100%" style:font-name="Calibri1" fo:font-size="12pt" fo:language="gl" fo:country="ES" fo:font-weight="normal" officeooo:rsid="032e48e8" style:font-size-asian="12pt" style:font-weight-asian="normal" style:font-name-complex="Calibri4" style:font-size-complex="12pt" style:font-weight-complex="normal"/>
    </style:style>
    <style:style style:name="T15" style:family="text">
      <style:text-properties fo:color="#000000" loext:opacity="100%" style:font-name="Calibri1" fo:font-size="12pt" fo:language="gl" fo:country="ES" fo:font-weight="normal" officeooo:rsid="032f9fd6" style:font-size-asian="12pt" style:font-weight-asian="normal" style:font-name-complex="Calibri4" style:font-size-complex="12pt" style:font-weight-complex="normal"/>
    </style:style>
    <style:style style:name="T16" style:family="text">
      <style:text-properties fo:color="#000000" loext:opacity="100%" style:font-name="Calibri1" fo:font-size="12pt" fo:language="gl" fo:country="ES" fo:font-weight="normal" officeooo:rsid="033ae539" style:font-size-asian="12pt" style:font-weight-asian="normal" style:font-name-complex="Calibri4" style:font-size-complex="12pt" style:font-weight-complex="normal"/>
    </style:style>
    <style:style style:name="T17" style:family="text">
      <style:text-properties fo:color="#000000" loext:opacity="100%" style:font-name="Calibri1" fo:font-size="12pt" fo:language="gl" fo:country="ES" fo:font-weight="normal" officeooo:rsid="033f0eeb" style:font-size-asian="12pt" style:font-weight-asian="normal" style:font-name-complex="Calibri4" style:font-size-complex="12pt" style:font-weight-complex="normal"/>
    </style:style>
    <style:style style:name="T18" style:family="text">
      <style:text-properties fo:color="#000000" loext:opacity="100%" style:font-name="Calibri1" fo:font-size="12pt" fo:language="gl" fo:country="ES" fo:font-weight="normal" officeooo:rsid="0347d732" style:font-size-asian="12pt" style:font-weight-asian="normal" style:font-name-complex="Calibri4" style:font-size-complex="12pt" style:font-weight-complex="normal"/>
    </style:style>
    <style:style style:name="T19" style:family="text">
      <style:text-properties fo:color="#000000" loext:opacity="100%" style:font-name="Calibri1" fo:font-size="12pt" fo:language="gl" fo:country="ES" fo:font-weight="normal" officeooo:rsid="03629172" style:font-size-asian="12pt" style:font-weight-asian="normal" style:font-name-complex="Calibri4" style:font-size-complex="12pt" style:font-weight-complex="normal"/>
    </style:style>
    <style:style style:name="T20" style:family="text">
      <style:text-properties fo:color="#000000" loext:opacity="100%" style:font-name="Calibri1" fo:font-size="12pt" fo:language="gl" fo:country="ES" fo:font-weight="normal" officeooo:rsid="036377c3" style:font-size-asian="12pt" style:font-weight-asian="normal" style:font-name-complex="Calibri4" style:font-size-complex="12pt" style:font-weight-complex="normal"/>
    </style:style>
    <style:style style:name="T21" style:family="text">
      <style:text-properties fo:color="#000000" loext:opacity="100%" style:font-name="Calibri1" fo:font-size="12pt" fo:language="gl" fo:country="ES" fo:font-weight="normal" officeooo:rsid="036ca790" style:font-size-asian="12pt" style:font-weight-asian="normal" style:font-name-complex="Calibri4" style:font-size-complex="12pt" style:font-weight-complex="normal"/>
    </style:style>
    <style:style style:name="T22"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font-name="FreeMono" fo:font-size="8pt" fo:language="gl" fo:country="ES" fo:font-weight="normal" officeooo:rsid="028d1722" style:font-size-asian="8pt" style:font-weight-asian="normal" style:font-name-complex="Calibri4" style:font-size-complex="8pt" style:font-weight-complex="normal"/>
    </style:style>
    <style:style style:name="T27"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4"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30"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31"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32"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33"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4"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4" style:font-size-complex="10pt" style:font-style-complex="normal" style:font-weight-complex="normal"/>
    </style:style>
    <style:style style:name="T3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13c0135" style:font-weight-asian="normal" style:font-weight-complex="normal"/>
    </style:style>
    <style:style style:name="T38"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9" style:family="text">
      <style:text-properties fo:font-style="normal" style:font-style-asian="normal" style:font-style-complex="normal"/>
    </style:style>
    <style:style style:name="T40" style:family="text">
      <style:text-properties fo:font-style="normal" officeooo:rsid="028d1722" style:font-style-asian="normal" style:font-style-complex="normal"/>
    </style:style>
    <style:style style:name="T41" style:family="text">
      <style:text-properties fo:font-style="normal" officeooo:rsid="02a51747" style:font-style-asian="normal" style:font-style-complex="normal"/>
    </style:style>
    <style:style style:name="T42" style:family="text">
      <style:text-properties fo:font-style="normal" officeooo:rsid="02a84713" style:font-style-asian="normal" style:font-style-complex="normal"/>
    </style:style>
    <style:style style:name="T43" style:family="text">
      <style:text-properties fo:font-style="normal" officeooo:rsid="02aa9837" style:font-style-asian="normal" style:font-style-complex="normal"/>
    </style:style>
    <style:style style:name="T44" style:family="text">
      <style:text-properties fo:font-style="normal" officeooo:rsid="02add7b2" style:font-style-asian="normal" style:font-style-complex="normal"/>
    </style:style>
    <style:style style:name="T45" style:family="text">
      <style:text-properties fo:font-style="normal" officeooo:rsid="02b0da69" style:font-style-asian="normal" style:font-style-complex="normal"/>
    </style:style>
    <style:style style:name="T46" style:family="text">
      <style:text-properties fo:font-style="normal" officeooo:rsid="028e042d" style:font-style-asian="normal" style:font-style-complex="normal"/>
    </style:style>
    <style:style style:name="T47" style:family="text">
      <style:text-properties fo:font-style="normal" officeooo:rsid="02ab4c9e" style:font-style-asian="normal" style:font-style-complex="normal"/>
    </style:style>
    <style:style style:name="T48" style:family="text">
      <style:text-properties fo:font-style="normal" officeooo:rsid="033a86ef" style:font-style-asian="normal" style:font-style-complex="normal"/>
    </style:style>
    <style:style style:name="T49" style:family="text">
      <style:text-properties fo:font-style="normal" officeooo:rsid="033ae539" style:font-style-asian="normal" style:font-style-complex="normal"/>
    </style:style>
    <style:style style:name="T50" style:family="text">
      <style:text-properties fo:font-style="normal" officeooo:rsid="0343af68" style:font-style-asian="normal" style:font-style-complex="normal"/>
    </style:style>
    <style:style style:name="T51" style:family="text">
      <style:text-properties fo:font-style="normal" officeooo:rsid="0389b358" style:font-style-asian="normal" style:font-style-complex="normal"/>
    </style:style>
    <style:style style:name="T52" style:family="text">
      <style:text-properties fo:font-style="normal" officeooo:rsid="03891bb4" style:font-style-asian="normal" style:font-style-complex="normal"/>
    </style:style>
    <style:style style:name="T53" style:family="text">
      <style:text-properties fo:font-style="normal" officeooo:rsid="038aedbc" style:font-style-asian="normal" style:font-style-complex="normal"/>
    </style:style>
    <style:style style:name="T54" style:family="text">
      <style:text-properties fo:font-style="normal" officeooo:rsid="038c35c2" style:font-style-asian="normal" style:font-style-complex="normal"/>
    </style:style>
    <style:style style:name="T55" style:family="text">
      <style:text-properties fo:font-style="normal" officeooo:rsid="03212eb8" style:font-style-asian="normal" style:font-style-complex="normal"/>
    </style:style>
    <style:style style:name="T56" style:family="text">
      <style:text-properties fo:font-style="normal" officeooo:rsid="033e21bb" style:font-style-asian="normal" style:font-style-complex="normal"/>
    </style:style>
    <style:style style:name="T57" style:family="text">
      <style:text-properties fo:font-style="normal" officeooo:rsid="03485dc9" style:font-style-asian="normal" style:font-style-complex="normal"/>
    </style:style>
    <style:style style:name="T58" style:family="text">
      <style:text-properties fo:font-style="normal" officeooo:rsid="038ee9b3" style:font-style-asian="normal" style:font-style-complex="normal"/>
    </style:style>
    <style:style style:name="T59" style:family="text">
      <style:text-properties fo:font-style="normal" officeooo:rsid="039175b7" style:font-style-asian="normal" style:font-style-complex="normal"/>
    </style:style>
    <style:style style:name="T60" style:family="text">
      <style:text-properties fo:font-style="normal" officeooo:rsid="039302da" style:font-style-asian="normal" style:font-style-complex="normal"/>
    </style:style>
    <style:style style:name="T61" style:family="text">
      <style:text-properties fo:font-style="normal" officeooo:rsid="03941d87" style:font-style-asian="normal" style:font-style-complex="normal"/>
    </style:style>
    <style:style style:name="T62" style:family="text">
      <style:text-properties fo:font-style="normal" officeooo:rsid="03ac2c68" style:font-style-asian="normal" style:font-style-complex="normal"/>
    </style:style>
    <style:style style:name="T63" style:family="text">
      <style:text-properties fo:font-style="normal" officeooo:rsid="03c5e8ff" style:font-style-asian="normal" style:font-style-complex="normal"/>
    </style:style>
    <style:style style:name="T64" style:family="text">
      <style:text-properties fo:font-style="normal" officeooo:rsid="03c76638" style:font-style-asian="normal" style:font-style-complex="normal"/>
    </style:style>
    <style:style style:name="T65" style:family="text">
      <style:text-properties officeooo:rsid="027c7f6f"/>
    </style:style>
    <style:style style:name="T66" style:family="text">
      <style:text-properties officeooo:rsid="028d1722"/>
    </style:style>
    <style:style style:name="T67" style:family="text">
      <style:text-properties fo:font-size="8pt" officeooo:rsid="028d1722" style:font-size-asian="8pt" style:font-size-complex="8pt"/>
    </style:style>
    <style:style style:name="T68" style:family="text">
      <style:text-properties fo:font-size="8pt" officeooo:rsid="039f4be8" style:font-size-asian="8pt" style:font-size-complex="8pt"/>
    </style:style>
    <style:style style:name="T69" style:family="text">
      <style:text-properties fo:font-size="8pt" officeooo:rsid="039a6014" style:font-size-asian="8pt" style:font-size-complex="8pt"/>
    </style:style>
    <style:style style:name="T70" style:family="text">
      <style:text-properties fo:font-size="8pt" officeooo:rsid="03ac2c68" style:font-size-asian="8pt" style:font-size-complex="8pt"/>
    </style:style>
    <style:style style:name="T71" style:family="text">
      <style:text-properties fo:font-size="8pt" officeooo:rsid="03c76638" style:font-size-asian="8pt" style:font-size-complex="8pt"/>
    </style:style>
    <style:style style:name="T72" style:family="text">
      <style:text-properties fo:font-size="8pt" fo:font-style="normal" style:font-size-asian="8pt" style:font-style-asian="normal" style:font-size-complex="8pt" style:font-style-complex="normal"/>
    </style:style>
    <style:style style:name="T73" style:family="text">
      <style:text-properties fo:font-size="8pt" fo:font-style="normal" officeooo:rsid="028d1722" style:font-size-asian="8pt" style:font-style-asian="normal" style:font-size-complex="8pt" style:font-style-complex="normal"/>
    </style:style>
    <style:style style:name="T74" style:family="text">
      <style:text-properties fo:font-size="8pt" fo:font-style="normal" officeooo:rsid="02a51747" style:font-size-asian="8pt" style:font-style-asian="normal" style:font-size-complex="8pt" style:font-style-complex="normal"/>
    </style:style>
    <style:style style:name="T75" style:family="text">
      <style:text-properties fo:font-size="8pt" fo:font-style="normal" officeooo:rsid="02a84713" style:font-size-asian="8pt" style:font-style-asian="normal" style:font-size-complex="8pt" style:font-style-complex="normal"/>
    </style:style>
    <style:style style:name="T76" style:family="text">
      <style:text-properties fo:font-size="8pt" fo:font-style="normal" officeooo:rsid="02aa3c26" style:font-size-asian="8pt" style:font-style-asian="normal" style:font-size-complex="8pt" style:font-style-complex="normal"/>
    </style:style>
    <style:style style:name="T77" style:family="text">
      <style:text-properties fo:font-size="8pt" fo:font-style="normal" officeooo:rsid="02aa9837" style:font-size-asian="8pt" style:font-style-asian="normal" style:font-size-complex="8pt" style:font-style-complex="normal"/>
    </style:style>
    <style:style style:name="T78" style:family="text">
      <style:text-properties fo:font-size="8pt" fo:font-style="normal" officeooo:rsid="02aace4b" style:font-size-asian="8pt" style:font-style-asian="normal" style:font-size-complex="8pt" style:font-style-complex="normal"/>
    </style:style>
    <style:style style:name="T79" style:family="text">
      <style:text-properties fo:font-size="8pt" fo:font-style="normal" officeooo:rsid="02ab4c9e" style:font-size-asian="8pt" style:font-style-asian="normal" style:font-size-complex="8pt" style:font-style-complex="normal"/>
    </style:style>
    <style:style style:name="T80" style:family="text">
      <style:text-properties fo:font-size="8pt" fo:font-style="normal" officeooo:rsid="02add7b2" style:font-size-asian="8pt" style:font-style-asian="normal" style:font-size-complex="8pt" style:font-style-complex="normal"/>
    </style:style>
    <style:style style:name="T81" style:family="text">
      <style:text-properties fo:font-size="8pt" fo:font-style="normal" officeooo:rsid="028e042d" style:font-size-asian="8pt" style:font-style-asian="normal" style:font-size-complex="8pt" style:font-style-complex="normal"/>
    </style:style>
    <style:style style:name="T82" style:family="text">
      <style:text-properties fo:font-size="8pt" fo:font-style="normal" officeooo:rsid="030576fd" style:font-size-asian="8pt" style:font-style-asian="normal" style:font-size-complex="8pt" style:font-style-complex="normal"/>
    </style:style>
    <style:style style:name="T83" style:family="text">
      <style:text-properties fo:font-size="8pt" fo:font-style="normal" officeooo:rsid="0314bf62" style:font-size-asian="8pt" style:font-style-asian="normal" style:font-size-complex="8pt" style:font-style-complex="normal"/>
    </style:style>
    <style:style style:name="T84" style:family="text">
      <style:text-properties fo:font-size="8pt" fo:font-style="normal" officeooo:rsid="03299267" style:font-size-asian="8pt" style:font-style-asian="normal" style:font-size-complex="8pt" style:font-style-complex="normal"/>
    </style:style>
    <style:style style:name="T85" style:family="text">
      <style:text-properties fo:font-size="8pt" fo:font-style="normal" officeooo:rsid="033a86ef" style:font-size-asian="8pt" style:font-style-asian="normal" style:font-size-complex="8pt" style:font-style-complex="normal"/>
    </style:style>
    <style:style style:name="T86" style:family="text">
      <style:text-properties fo:font-size="8pt" fo:font-style="normal" officeooo:rsid="033ae539" style:font-size-asian="8pt" style:font-style-asian="normal" style:font-size-complex="8pt" style:font-style-complex="normal"/>
    </style:style>
    <style:style style:name="T87" style:family="text">
      <style:text-properties fo:font-size="8pt" fo:font-style="normal" officeooo:rsid="03891bb4" style:font-size-asian="8pt" style:font-style-asian="normal" style:font-size-complex="8pt" style:font-style-complex="normal"/>
    </style:style>
    <style:style style:name="T88" style:family="text">
      <style:text-properties fo:font-size="8pt" fo:font-style="normal" officeooo:rsid="0389b358" style:font-size-asian="8pt" style:font-style-asian="normal" style:font-size-complex="8pt" style:font-style-complex="normal"/>
    </style:style>
    <style:style style:name="T89" style:family="text">
      <style:text-properties fo:font-size="8pt" fo:font-style="normal" officeooo:rsid="038aedbc" style:font-size-asian="8pt" style:font-style-asian="normal" style:font-size-complex="8pt" style:font-style-complex="normal"/>
    </style:style>
    <style:style style:name="T90" style:family="text">
      <style:text-properties fo:font-size="8pt" fo:font-style="normal" officeooo:rsid="03485dc9" style:font-size-asian="8pt" style:font-style-asian="normal" style:font-size-complex="8pt" style:font-style-complex="normal"/>
    </style:style>
    <style:style style:name="T91" style:family="text">
      <style:text-properties fo:font-size="8pt" fo:font-style="normal" officeooo:rsid="038ee9b3" style:font-size-asian="8pt" style:font-style-asian="normal" style:font-size-complex="8pt" style:font-style-complex="normal"/>
    </style:style>
    <style:style style:name="T92" style:family="text">
      <style:text-properties fo:font-size="8pt" fo:font-style="normal" officeooo:rsid="039175b7" style:font-size-asian="8pt" style:font-style-asian="normal" style:font-size-complex="8pt" style:font-style-complex="normal"/>
    </style:style>
    <style:style style:name="T93" style:family="text">
      <style:text-properties fo:font-size="8pt" fo:font-style="normal" officeooo:rsid="039302da" style:font-size-asian="8pt" style:font-style-asian="normal" style:font-size-complex="8pt" style:font-style-complex="normal"/>
    </style:style>
    <style:style style:name="T94" style:family="text">
      <style:text-properties fo:font-size="8pt" fo:font-style="normal" officeooo:rsid="03941d87" style:font-size-asian="8pt" style:font-style-asian="normal" style:font-size-complex="8pt" style:font-style-complex="normal"/>
    </style:style>
    <style:style style:name="T95" style:family="text">
      <style:text-properties fo:font-size="8pt" fo:font-style="normal" officeooo:rsid="03a36091" style:font-size-asian="8pt" style:font-style-asian="normal" style:font-size-complex="8pt" style:font-style-complex="normal"/>
    </style:style>
    <style:style style:name="T96" style:family="text">
      <style:text-properties fo:font-size="8pt" fo:font-style="normal" officeooo:rsid="03a51976" style:font-size-asian="8pt" style:font-style-asian="normal" style:font-size-complex="8pt" style:font-style-complex="normal"/>
    </style:style>
    <style:style style:name="T97" style:family="text">
      <style:text-properties fo:font-size="8pt" fo:font-style="normal" officeooo:rsid="039f4be8" style:font-size-asian="8pt" style:font-style-asian="normal" style:font-size-complex="8pt" style:font-style-complex="normal"/>
    </style:style>
    <style:style style:name="T98" style:family="text">
      <style:text-properties fo:font-size="8pt" fo:font-style="normal" officeooo:rsid="03c5e8ff" style:font-size-asian="8pt" style:font-style-asian="normal" style:font-size-complex="8pt" style:font-style-complex="normal"/>
    </style:style>
    <style:style style:name="T99" style:family="text">
      <style:text-properties fo:font-size="8pt" fo:font-style="normal" officeooo:rsid="03c76638" style:font-size-asian="8pt" style:font-style-asian="normal" style:font-size-complex="8pt" style:font-style-complex="normal"/>
    </style:style>
    <style:style style:name="T100" style:family="text">
      <style:text-properties fo:font-size="8pt" fo:language="gl" fo:country="ES" fo:font-style="normal" officeooo:rsid="03485dc9" style:font-size-asian="8pt" style:font-style-asian="normal" style:font-weight-asian="normal" style:font-name-complex="Calibri4" style:font-size-complex="8pt" style:font-style-complex="normal" style:font-weight-complex="normal"/>
    </style:style>
    <style:style style:name="T101" style:family="text">
      <style:text-properties fo:font-size="8pt" fo:language="gl" fo:country="ES" fo:font-style="normal" officeooo:rsid="0348b263" style:font-size-asian="8pt" style:font-style-asian="normal" style:font-weight-asian="normal" style:font-name-complex="Calibri4" style:font-size-complex="8pt" style:font-style-complex="normal" style:font-weight-complex="normal"/>
    </style:style>
    <style:style style:name="T102" style:family="text">
      <style:text-properties fo:font-size="8pt" fo:language="gl" fo:country="ES" fo:font-style="normal" officeooo:rsid="03a26c6e" style:font-size-asian="8pt" style:font-style-asian="normal" style:font-weight-asian="normal" style:font-name-complex="Calibri4" style:font-size-complex="8pt" style:font-style-complex="normal" style:font-weight-complex="normal"/>
    </style:style>
    <style:style style:name="T103" style:family="text">
      <style:text-properties fo:font-size="8pt" fo:language="gl" fo:country="ES" fo:font-style="normal" officeooo:rsid="03891bb4" style:font-size-asian="8pt" style:font-style-asian="normal" style:font-weight-asian="normal" style:font-name-complex="Calibri4" style:font-size-complex="8pt" style:font-style-complex="normal" style:font-weight-complex="normal"/>
    </style:style>
    <style:style style:name="T104" style:family="text">
      <style:text-properties fo:font-size="8pt" fo:language="gl" fo:country="ES" fo:font-style="normal" officeooo:rsid="0389b358" style:font-size-asian="8pt" style:font-style-asian="normal" style:font-weight-asian="normal" style:font-name-complex="Calibri4" style:font-size-complex="8pt" style:font-style-complex="normal" style:font-weight-complex="normal"/>
    </style:style>
    <style:style style:name="T105" style:family="text">
      <style:text-properties fo:font-size="8pt" fo:language="gl" fo:country="ES" fo:font-style="normal" officeooo:rsid="03b62342" style:font-size-asian="8pt" style:font-style-asian="normal" style:font-weight-asian="normal" style:font-name-complex="Calibri4" style:font-size-complex="8pt" style:font-style-complex="normal" style:font-weight-complex="normal"/>
    </style:style>
    <style:style style:name="T106" style:family="text">
      <style:text-properties fo:font-size="8pt" fo:language="gl" fo:country="ES" fo:font-style="normal" officeooo:rsid="02ab4c9e" style:font-size-asian="8pt" style:font-style-asian="normal" style:font-weight-asian="normal" style:font-name-complex="Calibri4" style:font-size-complex="8pt" style:font-style-complex="normal" style:font-weight-complex="normal"/>
    </style:style>
    <style:style style:name="T107" style:family="text">
      <style:text-properties fo:font-size="8pt" fo:language="gl" fo:country="ES" fo:font-style="normal" officeooo:rsid="03b85a6f" style:font-size-asian="8pt" style:font-style-asian="normal" style:font-weight-asian="normal" style:font-name-complex="Calibri4" style:font-size-complex="8pt" style:font-style-complex="normal" style:font-weight-complex="normal"/>
    </style:style>
    <style:style style:name="T108" style:family="text">
      <style:text-properties fo:font-size="8pt" fo:language="gl" fo:country="ES" fo:font-style="normal" officeooo:rsid="03bbe3d5" style:font-size-asian="8pt" style:font-style-asian="normal" style:font-weight-asian="normal" style:font-name-complex="Calibri4" style:font-size-complex="8pt" style:font-style-complex="normal" style:font-weight-complex="normal"/>
    </style:style>
    <style:style style:name="T109" style:family="text">
      <style:text-properties fo:font-size="8pt" fo:language="gl" fo:country="ES" fo:font-style="normal" officeooo:rsid="03a36091" style:font-size-asian="8pt" style:font-style-asian="normal" style:font-weight-asian="normal" style:font-name-complex="Calibri4" style:font-size-complex="8pt" style:font-style-complex="normal" style:font-weight-complex="normal"/>
    </style:style>
    <style:style style:name="T110" style:family="text">
      <style:text-properties fo:font-size="8pt" fo:language="gl" fo:country="ES" fo:font-style="normal" officeooo:rsid="03a51976" style:font-size-asian="8pt" style:font-style-asian="normal" style:font-weight-asian="normal" style:font-name-complex="Calibri4" style:font-size-complex="8pt" style:font-style-complex="normal" style:font-weight-complex="normal"/>
    </style:style>
    <style:style style:name="T111" style:family="text">
      <style:text-properties fo:font-size="8pt" fo:language="gl" fo:country="ES" fo:font-style="normal" officeooo:rsid="039a6014" style:font-size-asian="8pt" style:font-style-asian="normal" style:font-weight-asian="normal" style:font-name-complex="Calibri4" style:font-size-complex="8pt" style:font-style-complex="normal" style:font-weight-complex="normal"/>
    </style:style>
    <style:style style:name="T112" style:family="text">
      <style:text-properties fo:font-size="8pt" fo:language="gl" fo:country="ES" fo:font-style="normal" officeooo:rsid="03c76638" style:font-size-asian="8pt" style:font-style-asian="normal" style:font-weight-asian="normal" style:font-name-complex="Calibri4" style:font-size-complex="8pt" style:font-style-complex="normal" style:font-weight-complex="normal"/>
    </style:style>
    <style:style style:name="T113" style:family="text">
      <style:text-properties officeooo:rsid="02b01885"/>
    </style:style>
    <style:style style:name="T114" style:family="text">
      <style:text-properties fo:font-variant="normal" fo:text-transform="none" fo:letter-spacing="normal" fo:font-style="normal"/>
    </style:style>
    <style:style style:name="T115" style:family="text">
      <style:text-properties fo:font-variant="normal" fo:text-transform="none" fo:letter-spacing="normal" fo:font-style="normal" officeooo:rsid="03505e21"/>
    </style:style>
    <style:style style:name="T116" style:family="text">
      <style:text-properties fo:font-variant="normal" fo:text-transform="none" fo:letter-spacing="normal" fo:font-style="normal" officeooo:rsid="035404ff"/>
    </style:style>
    <style:style style:name="T117" style:family="text">
      <style:text-properties fo:font-variant="normal" fo:text-transform="none" style:text-position="sub 58%" fo:letter-spacing="normal" fo:font-style="normal" fo:font-weight="bold" officeooo:rsid="0365f041" style:font-weight-asian="bold" style:font-weight-complex="bold"/>
    </style:style>
    <style:style style:name="T118" style:family="text">
      <style:text-properties fo:font-variant="normal" fo:text-transform="none" style:text-position="sub 58%" fo:letter-spacing="normal" fo:font-style="normal" fo:font-weight="bold" officeooo:rsid="03dfc8c1" style:font-weight-asian="bold" style:font-weight-complex="bold"/>
    </style:style>
    <style:style style:name="T119" style:family="text">
      <style:text-properties officeooo:rsid="02fac58b"/>
    </style:style>
    <style:style style:name="T120" style:family="text">
      <style:text-properties officeooo:rsid="02fbe9c9"/>
    </style:style>
    <style:style style:name="T121" style:family="text">
      <style:text-properties officeooo:rsid="027d5781" style:font-size-asian="10.5pt"/>
    </style:style>
    <style:style style:name="T122" style:family="text">
      <style:text-properties officeooo:rsid="02fdedd4" style:font-size-asian="10.5pt"/>
    </style:style>
    <style:style style:name="T123" style:family="text">
      <style:text-properties officeooo:rsid="02d8955e"/>
    </style:style>
    <style:style style:name="T124" style:family="text">
      <style:text-properties officeooo:rsid="02fdedd4"/>
    </style:style>
    <style:style style:name="T125" style:family="text">
      <style:text-properties officeooo:rsid="02bea79e"/>
    </style:style>
    <style:style style:name="T126" style:family="text">
      <style:text-properties officeooo:rsid="02ffe75d"/>
    </style:style>
    <style:style style:name="T127" style:family="text">
      <style:text-properties officeooo:rsid="01d4aaa9"/>
    </style:style>
    <style:style style:name="T128" style:family="text">
      <style:text-properties officeooo:rsid="0310ef92"/>
    </style:style>
    <style:style style:name="T129" style:family="text">
      <style:text-properties officeooo:rsid="0312cb27"/>
    </style:style>
    <style:style style:name="T130" style:family="text">
      <style:text-properties officeooo:rsid="0326dee8"/>
    </style:style>
    <style:style style:name="T131" style:family="text">
      <style:text-properties officeooo:rsid="0327d576"/>
    </style:style>
    <style:style style:name="T132" style:family="text">
      <style:text-properties officeooo:rsid="032d62e9"/>
    </style:style>
    <style:style style:name="T133" style:family="text">
      <style:text-properties style:font-name="Liberation Sans1" fo:font-size="12pt" style:font-size-asian="12pt" style:font-size-complex="12pt"/>
    </style:style>
    <style:style style:name="T134" style:family="text">
      <style:text-properties fo:font-size="10pt" fo:language="gl" fo:country="ES" fo:font-style="normal" officeooo:rsid="03212eb8" style:font-size-asian="10pt" style:font-style-asian="normal" style:font-weight-asian="normal" style:font-name-complex="Calibri4" style:font-size-complex="10pt" style:font-style-complex="normal" style:font-weight-complex="normal"/>
    </style:style>
    <style:style style:name="T135" style:family="text">
      <style:text-properties fo:font-size="10pt" fo:language="gl" fo:country="ES" fo:font-style="normal" officeooo:rsid="033e21bb" style:font-size-asian="10pt" style:font-style-asian="normal" style:font-weight-asian="normal" style:font-name-complex="Calibri4" style:font-size-complex="10pt" style:font-style-complex="normal" style:font-weight-complex="normal"/>
    </style:style>
    <style:style style:name="T136" style:family="text">
      <style:text-properties fo:font-size="10pt" fo:language="gl" fo:country="ES" fo:font-style="normal" officeooo:rsid="033e58d3" style:font-size-asian="10pt" style:font-style-asian="normal" style:font-weight-asian="normal" style:font-name-complex="Calibri4" style:font-size-complex="10pt" style:font-style-complex="normal" style:font-weight-complex="normal"/>
    </style:style>
    <style:style style:name="T137" style:family="text">
      <style:text-properties fo:font-size="10pt" fo:language="gl" fo:country="ES" fo:font-style="normal" officeooo:rsid="033ea38c" style:font-size-asian="10pt" style:font-style-asian="normal" style:font-weight-asian="normal" style:font-name-complex="Calibri4" style:font-size-complex="10pt" style:font-style-complex="normal" style:font-weight-complex="normal"/>
    </style:style>
    <style:style style:name="T138" style:family="text">
      <style:text-properties fo:font-size="10pt" fo:language="gl" fo:country="ES" fo:font-style="normal" officeooo:rsid="03485dc9" style:font-size-asian="10pt" style:font-style-asian="normal" style:font-weight-asian="normal" style:font-name-complex="Calibri4" style:font-size-complex="10pt" style:font-style-complex="normal" style:font-weight-complex="normal"/>
    </style:style>
    <style:style style:name="T139" style:family="text">
      <style:text-properties fo:font-size="10pt" fo:language="gl" fo:country="ES" fo:font-style="normal" officeooo:rsid="0388a5f6" style:font-size-asian="10pt" style:font-style-asian="normal" style:font-weight-asian="normal" style:font-name-complex="Calibri4" style:font-size-complex="10pt" style:font-style-complex="normal" style:font-weight-complex="normal"/>
    </style:style>
    <style:style style:name="T140" style:family="text">
      <style:text-properties fo:font-size="10pt" fo:language="gl" fo:country="ES" fo:font-style="normal" officeooo:rsid="038c35c2" style:font-size-asian="10pt" style:font-style-asian="normal" style:font-weight-asian="normal" style:font-name-complex="Calibri4" style:font-size-complex="10pt" style:font-style-complex="normal" style:font-weight-complex="normal"/>
    </style:style>
    <style:style style:name="T141" style:family="text">
      <style:text-properties fo:font-size="10pt" fo:language="gl" fo:country="ES" fo:font-style="normal" officeooo:rsid="039a6014" style:font-size-asian="10pt" style:font-style-asian="normal" style:font-weight-asian="normal" style:font-name-complex="Calibri4" style:font-size-complex="10pt" style:font-style-complex="normal" style:font-weight-complex="normal"/>
    </style:style>
    <style:style style:name="T142" style:family="text">
      <style:text-properties fo:font-size="10pt" fo:language="gl" fo:country="ES" fo:font-style="normal" officeooo:rsid="03aa499d" style:font-size-asian="10pt" style:font-style-asian="normal" style:font-weight-asian="normal" style:font-name-complex="Calibri4" style:font-size-complex="10pt" style:font-style-complex="normal" style:font-weight-complex="normal"/>
    </style:style>
    <style:style style:name="T143" style:family="text">
      <style:text-properties fo:font-size="10pt" fo:language="gl" fo:country="ES" fo:font-style="normal" officeooo:rsid="03ac2c68" style:font-size-asian="10pt" style:font-style-asian="normal" style:font-weight-asian="normal" style:font-name-complex="Calibri4" style:font-size-complex="10pt" style:font-style-complex="normal" style:font-weight-complex="normal"/>
    </style:style>
    <style:style style:name="T144" style:family="text">
      <style:text-properties fo:font-size="10pt" fo:language="gl" fo:country="ES" fo:font-style="normal" officeooo:rsid="03b62342" style:font-size-asian="10pt" style:font-style-asian="normal" style:font-weight-asian="normal" style:font-name-complex="Calibri4" style:font-size-complex="10pt" style:font-style-complex="normal" style:font-weight-complex="normal"/>
    </style:style>
    <style:style style:name="T145" style:family="text">
      <style:text-properties fo:font-size="10pt" fo:language="gl" fo:country="ES" fo:font-style="normal" officeooo:rsid="02ab4c9e" style:font-size-asian="10pt" style:font-style-asian="normal" style:font-weight-asian="normal" style:font-name-complex="Calibri4" style:font-size-complex="10pt" style:font-style-complex="normal" style:font-weight-complex="normal"/>
    </style:style>
    <style:style style:name="T146" style:family="text">
      <style:text-properties fo:font-size="10pt" fo:language="gl" fo:country="ES" fo:font-style="normal" officeooo:rsid="0389b358" style:font-size-asian="10pt" style:font-style-asian="normal" style:font-weight-asian="normal" style:font-name-complex="Calibri4" style:font-size-complex="10pt" style:font-style-complex="normal" style:font-weight-complex="normal"/>
    </style:style>
    <style:style style:name="T147" style:family="text">
      <style:text-properties fo:font-size="10pt" fo:language="gl" fo:country="ES" fo:font-style="normal" officeooo:rsid="03d37397" style:font-size-asian="10pt" style:font-style-asian="normal" style:font-weight-asian="normal" style:font-name-complex="Calibri4" style:font-size-complex="10pt" style:font-style-complex="normal" style:font-weight-complex="normal"/>
    </style:style>
    <style:style style:name="T148" style:family="text">
      <style:text-properties fo:font-size="10pt" fo:language="gl" fo:country="ES" fo:font-style="normal" officeooo:rsid="03bbe3d5" style:font-size-asian="10pt" style:font-style-asian="normal" style:font-weight-asian="normal" style:font-name-complex="Calibri4" style:font-size-complex="10pt" style:font-style-complex="normal" style:font-weight-complex="normal"/>
    </style:style>
    <style:style style:name="T149" style:family="text">
      <style:text-properties officeooo:rsid="0342b575"/>
    </style:style>
    <style:style style:name="T150" style:family="text">
      <style:text-properties fo:language="gl" fo:country="ES" fo:font-style="normal" officeooo:rsid="03212eb8" style:font-style-asian="normal" style:font-weight-asian="normal" style:font-name-complex="Calibri4" style:font-style-complex="normal" style:font-weight-complex="normal"/>
    </style:style>
    <style:style style:name="T151" style:family="text">
      <style:text-properties fo:language="gl" fo:country="ES" fo:font-style="normal" officeooo:rsid="033e21bb" style:font-style-asian="normal" style:font-weight-asian="normal" style:font-name-complex="Calibri4" style:font-style-complex="normal" style:font-weight-complex="normal"/>
    </style:style>
    <style:style style:name="T152" style:family="text">
      <style:text-properties fo:language="gl" fo:country="ES" fo:font-style="normal" officeooo:rsid="03485dc9" style:font-style-asian="normal" style:font-weight-asian="normal" style:font-name-complex="Calibri4" style:font-style-complex="normal" style:font-weight-complex="normal"/>
    </style:style>
    <style:style style:name="T153" style:family="text">
      <style:text-properties fo:language="gl" fo:country="ES" fo:font-style="normal" officeooo:rsid="0348b263" style:font-style-asian="normal" style:font-weight-asian="normal" style:font-name-complex="Calibri4" style:font-style-complex="normal" style:font-weight-complex="normal"/>
    </style:style>
    <style:style style:name="T154" style:family="text">
      <style:text-properties officeooo:rsid="0351c183"/>
    </style:style>
    <style:style style:name="T155" style:family="text">
      <style:text-properties officeooo:rsid="03523ec9"/>
    </style:style>
    <style:style style:name="T156" style:family="text">
      <style:text-properties style:font-name="Calibri1" fo:font-style="normal" officeooo:rsid="035923c3" style:font-style-asian="normal" style:font-style-complex="normal"/>
    </style:style>
    <style:style style:name="T157" style:family="text">
      <style:text-properties style:font-name="Calibri1" fo:font-style="normal" officeooo:rsid="033ae539" style:font-style-asian="normal" style:font-style-complex="normal"/>
    </style:style>
    <style:style style:name="T158" style:family="text">
      <style:text-properties style:font-name="Calibri1" fo:font-style="normal" officeooo:rsid="02ab4c9e" style:font-style-asian="normal" style:font-style-complex="normal"/>
    </style:style>
    <style:style style:name="T159" style:family="text">
      <style:text-properties style:font-name="Calibri1" fo:font-style="normal" officeooo:rsid="0389b358" style:font-style-asian="normal" style:font-style-complex="normal"/>
    </style:style>
    <style:style style:name="T160" style:family="text">
      <style:text-properties style:font-name="Calibri1" fo:font-size="10pt" fo:language="gl" fo:country="ES" fo:font-style="normal" officeooo:rsid="035923c3" style:font-size-asian="10pt" style:font-style-asian="normal" style:font-weight-asian="normal" style:font-name-complex="Calibri4" style:font-size-complex="10pt" style:font-style-complex="normal" style:font-weight-complex="normal"/>
    </style:style>
    <style:style style:name="T161" style:family="text">
      <style:text-properties style:font-name="Calibri1" fo:font-size="10pt" fo:language="gl" fo:country="ES" fo:font-style="normal" officeooo:rsid="02ab4c9e" style:font-size-asian="10pt" style:font-style-asian="normal" style:font-weight-asian="normal" style:font-name-complex="Calibri4" style:font-size-complex="10pt" style:font-style-complex="normal" style:font-weight-complex="normal"/>
    </style:style>
    <style:style style:name="T162" style:family="text">
      <style:text-properties style:font-name="Calibri1" fo:font-size="10pt" fo:language="gl" fo:country="ES" fo:font-style="normal" officeooo:rsid="0389b358" style:font-size-asian="10pt" style:font-style-asian="normal" style:font-weight-asian="normal" style:font-name-complex="Calibri4" style:font-size-complex="10pt" style:font-style-complex="normal" style:font-weight-complex="normal"/>
    </style:style>
    <style:style style:name="T163" style:family="text">
      <style:text-properties officeooo:rsid="035e27f1"/>
    </style:style>
    <style:style style:name="T164" style:family="text">
      <style:text-properties officeooo:rsid="031f4f5d"/>
    </style:style>
    <style:style style:name="T165" style:family="text">
      <style:text-properties officeooo:rsid="03629172"/>
    </style:style>
    <style:style style:name="T166" style:family="text">
      <style:text-properties style:font-name="FreeMono" fo:font-size="10pt" fo:font-style="normal" officeooo:rsid="02a51747" style:font-size-asian="10pt" style:font-style-asian="normal" style:font-size-complex="10pt" style:font-style-complex="normal"/>
    </style:style>
    <style:style style:name="T167" style:family="text">
      <style:text-properties style:font-name="FreeMono" fo:font-size="10pt" fo:font-style="normal" officeooo:rsid="02a84713" style:font-size-asian="10pt" style:font-style-asian="normal" style:font-size-complex="10pt" style:font-style-complex="normal"/>
    </style:style>
    <style:style style:name="T168" style:family="text">
      <style:text-properties style:font-name="FreeMono" fo:font-size="10pt" fo:font-style="normal" officeooo:rsid="02add7b2" style:font-size-asian="10pt" style:font-style-asian="normal" style:font-size-complex="10pt" style:font-style-complex="normal"/>
    </style:style>
    <style:style style:name="T169" style:family="text">
      <style:text-properties style:font-name="FreeMono" fo:font-size="10pt" fo:font-style="normal" officeooo:rsid="02aa9837" style:font-size-asian="10pt" style:font-style-asian="normal" style:font-size-complex="10pt" style:font-style-complex="normal"/>
    </style:style>
    <style:style style:name="T170" style:family="text">
      <style:text-properties style:font-name="FreeMono" fo:font-size="10pt" fo:font-style="normal" officeooo:rsid="02acdfe1" style:font-size-asian="10pt" style:font-style-asian="normal" style:font-size-complex="10pt" style:font-style-complex="normal"/>
    </style:style>
    <style:style style:name="T171" style:family="text">
      <style:text-properties style:font-name="FreeMono" fo:font-size="10pt" fo:font-style="normal" officeooo:rsid="038aedbc" style:font-size-asian="10pt" style:font-style-asian="normal" style:font-size-complex="10pt" style:font-style-complex="normal"/>
    </style:style>
    <style:style style:name="T172" style:family="text">
      <style:text-properties style:font-name="FreeMono" fo:font-size="10pt" fo:font-style="normal" officeooo:rsid="03891bb4" style:font-size-asian="10pt" style:font-style-asian="normal" style:font-size-complex="10pt" style:font-style-complex="normal"/>
    </style:style>
    <style:style style:name="T173" style:family="text">
      <style:text-properties style:font-name="FreeMono" fo:font-size="10pt" style:font-size-asian="10pt" style:font-size-complex="10pt"/>
    </style:style>
    <style:style style:name="T174" style:family="text">
      <style:text-properties style:font-name="FreeMono" fo:font-size="10pt" officeooo:rsid="03aeb0af" style:font-size-asian="10pt" style:font-size-complex="10pt"/>
    </style:style>
    <style:style style:name="T175" style:family="text">
      <style:text-properties style:font-name="FreeMono" fo:font-size="10pt" officeooo:rsid="03b00e51" style:font-size-asian="10pt" style:font-size-complex="10pt"/>
    </style:style>
    <style:style style:name="T176" style:family="text">
      <style:text-properties style:font-name="FreeMono" fo:font-size="10pt" officeooo:rsid="03b1ee98" style:font-size-asian="10pt" style:font-size-complex="10pt"/>
    </style:style>
    <style:style style:name="T177" style:family="text">
      <style:text-properties style:font-name="FreeMono" fo:font-size="10pt" officeooo:rsid="03d8aabf" style:font-size-asian="10pt" style:font-size-complex="10pt"/>
    </style:style>
    <style:style style:name="T178" style:family="text">
      <style:text-properties style:font-name="FreeMono" fo:font-size="8pt" fo:font-style="normal" officeooo:rsid="02a51747" style:font-size-asian="8pt" style:font-style-asian="normal" style:font-size-complex="8pt" style:font-style-complex="normal"/>
    </style:style>
    <style:style style:name="T179" style:family="text">
      <style:text-properties style:font-name="FreeMono" fo:font-size="8pt" fo:font-style="normal" officeooo:rsid="02a84713" style:font-size-asian="8pt" style:font-style-asian="normal" style:font-size-complex="8pt" style:font-style-complex="normal"/>
    </style:style>
    <style:style style:name="T180" style:family="text">
      <style:text-properties style:font-name="FreeMono" fo:font-size="8pt" fo:font-style="normal" officeooo:rsid="02aa3c26" style:font-size-asian="8pt" style:font-style-asian="normal" style:font-size-complex="8pt" style:font-style-complex="normal"/>
    </style:style>
    <style:style style:name="T181" style:family="text">
      <style:text-properties style:font-name="FreeMono" fo:font-size="8pt" fo:font-style="normal" officeooo:rsid="02acdfe1" style:font-size-asian="8pt" style:font-style-asian="normal" style:font-size-complex="8pt" style:font-style-complex="normal"/>
    </style:style>
    <style:style style:name="T182" style:family="text">
      <style:text-properties style:font-name="FreeMono" fo:font-size="8pt" fo:font-style="normal" officeooo:rsid="0314bf62" style:font-size-asian="8pt" style:font-style-asian="normal" style:font-size-complex="8pt" style:font-style-complex="normal"/>
    </style:style>
    <style:style style:name="T183" style:family="text">
      <style:text-properties style:font-name="FreeMono" fo:font-size="8pt" fo:font-style="normal" officeooo:rsid="038aedbc" style:font-size-asian="8pt" style:font-style-asian="normal" style:font-size-complex="8pt" style:font-style-complex="normal"/>
    </style:style>
    <style:style style:name="T184" style:family="text">
      <style:text-properties style:font-name="FreeMono" fo:font-size="8pt" fo:font-style="normal" officeooo:rsid="03891bb4" style:font-size-asian="8pt" style:font-style-asian="normal" style:font-size-complex="8pt" style:font-style-complex="normal"/>
    </style:style>
    <style:style style:name="T185" style:family="text">
      <style:text-properties style:font-name="FreeMono" fo:font-style="normal" officeooo:rsid="0389b358" style:font-style-asian="normal" style:font-style-complex="normal"/>
    </style:style>
    <style:style style:name="T186" style:family="text">
      <style:text-properties style:font-name="FreeMono" fo:font-style="normal" officeooo:rsid="02ab4c9e" style:font-style-asian="normal" style:font-style-complex="normal"/>
    </style:style>
    <style:style style:name="T187" style:family="text">
      <style:text-properties officeooo:rsid="0381f4f5"/>
    </style:style>
    <style:style style:name="T188" style:family="text">
      <style:text-properties officeooo:rsid="038290b2"/>
    </style:style>
    <style:style style:name="T189" style:family="text">
      <style:text-properties officeooo:rsid="0382bf84"/>
    </style:style>
    <style:style style:name="T190" style:family="text">
      <style:text-properties officeooo:rsid="0383a688"/>
    </style:style>
    <style:style style:name="T191" style:family="text">
      <style:text-properties officeooo:rsid="039162b3"/>
    </style:style>
    <style:style style:name="T192" style:family="text">
      <style:text-properties officeooo:rsid="039175b7"/>
    </style:style>
    <style:style style:name="T193" style:family="text">
      <style:text-properties officeooo:rsid="039a6014"/>
    </style:style>
    <style:style style:name="T194" style:family="text">
      <style:text-properties officeooo:rsid="039d7160"/>
    </style:style>
    <style:style style:name="T195" style:family="text">
      <style:text-properties officeooo:rsid="039f4be8"/>
    </style:style>
    <style:style style:name="T196" style:family="text">
      <style:text-properties officeooo:rsid="03a51976"/>
    </style:style>
    <style:style style:name="T197" style:family="text">
      <style:text-properties officeooo:rsid="03ac2c68"/>
    </style:style>
    <style:style style:name="T198" style:family="text">
      <style:text-properties fo:font-style="italic" fo:font-weight="bold" officeooo:rsid="03ac2c68" style:font-style-asian="italic" style:font-weight-asian="bold" style:font-style-complex="italic" style:font-weight-complex="bold"/>
    </style:style>
    <style:style style:name="T199" style:family="text">
      <style:text-properties fo:font-style="italic" fo:font-weight="bold" officeooo:rsid="03c3a535" style:font-style-asian="italic" style:font-weight-asian="bold" style:font-style-complex="italic" style:font-weight-complex="bold"/>
    </style:style>
    <style:style style:name="T200" style:family="text">
      <style:text-properties officeooo:rsid="03ad4ffe"/>
    </style:style>
    <style:style style:name="T201" style:family="text">
      <style:text-properties officeooo:rsid="03aeb0af"/>
    </style:style>
    <style:style style:name="T202" style:family="text">
      <style:text-properties officeooo:rsid="03aece28"/>
    </style:style>
    <style:style style:name="T203" style:family="text">
      <style:text-properties officeooo:rsid="03aff702"/>
    </style:style>
    <style:style style:name="T204" style:family="text">
      <style:text-properties officeooo:rsid="03b00e51"/>
    </style:style>
    <style:style style:name="T205" style:family="text">
      <style:text-properties officeooo:rsid="03b472e1"/>
    </style:style>
    <style:style style:name="T206" style:family="text">
      <style:text-properties officeooo:rsid="03bcff63"/>
    </style:style>
    <style:style style:name="T207" style:family="text">
      <style:text-properties officeooo:rsid="03c0dd14"/>
    </style:style>
    <style:style style:name="T208" style:family="text">
      <style:text-properties officeooo:rsid="03c3f1df"/>
    </style:style>
    <style:style style:name="T209" style:family="text">
      <style:text-properties officeooo:rsid="03c5e8ff"/>
    </style:style>
    <style:style style:name="T210" style:family="text">
      <style:text-properties officeooo:rsid="03c76638"/>
    </style:style>
    <style:style style:name="T211" style:family="text">
      <style:text-properties officeooo:rsid="03c792ed"/>
    </style:style>
    <style:style style:name="T212" style:family="text">
      <style:text-properties officeooo:rsid="03c8eaa9"/>
    </style:style>
    <style:style style:name="T213" style:family="text">
      <style:text-properties officeooo:rsid="03d21d25"/>
    </style:style>
    <style:style style:name="T214" style:family="text">
      <style:text-properties officeooo:rsid="03d8aabf"/>
    </style:style>
    <style:style style:name="T215" style:family="text">
      <style:text-properties officeooo:rsid="03d8b6e6"/>
    </style:style>
    <style:style style:name="T216" style:family="text">
      <style:text-properties officeooo:rsid="03daeefa"/>
    </style:style>
    <style:style style:name="T217" style:family="text">
      <style:text-properties style:text-position="sub 58%" fo:font-weight="bold" officeooo:rsid="0365f041" style:font-weight-asian="bold" style:font-weight-complex="bold"/>
    </style:style>
    <style:style style:name="T218" style:family="text">
      <style:text-properties officeooo:rsid="03e034d8"/>
    </style:style>
    <style:style style:name="T219" style:family="text">
      <style:text-properties officeooo:rsid="03700742"/>
    </style:style>
    <style:style style:name="T220" style:family="text">
      <style:text-properties officeooo:rsid="0371051f"/>
    </style:style>
    <style:style style:name="T221" style:family="text">
      <style:text-properties officeooo:rsid="0368ce30"/>
    </style:style>
    <style:style style:name="T222" style:family="text">
      <style:text-properties fo:color="#000000" loext:opacity="100%" style:font-name="Liberation Sans" fo:font-size="12pt" fo:language="gl" fo:country="ES" fo:font-weight="bold" style:font-name-asian="Calibri3" style:font-size-asian="12pt" style:font-weight-asian="bold" style:font-name-complex="Liberation Sans" style:font-weight-complex="bold"/>
    </style:style>
    <style:style style:name="T223" style:family="text">
      <style:text-properties fo:color="#000000" loext:opacity="100%" style:font-name="Liberation Sans" fo:font-size="12pt" fo:language="gl" fo:country="ES" style:font-name-asian="Calibri3" style:font-name-complex="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9">TALLER <text:span text:style-name="T187">SR</text:span> – PRÁCTICA <text:span text:style-name="T188">3</text:span><text:span text:style-name="T119"> – Servizo DHCP</text:span><text:span text:style-name="T65"> - </text:span><text:span text:style-name="T188">Directivas</text:span></text:p>
          </table:table-cell>
          <table:covered-table-cell/>
          <table:covered-table-cell/>
        </table:table-row>
        <table:table-row table:style-name="IntegrantesGrupo.2">
          <table:table-cell table:style-name="IntegrantesGrupo.A2" office:value-type="string">
            <text:p text:style-name="P20">NÚMERO DE GRUPO</text:p>
          </table:table-cell>
          <table:table-cell table:style-name="IntegrantesGrupo.B2" office:value-type="string">
            <text:p text:style-name="P21">FUNCIÓNS</text:p>
          </table:table-cell>
          <table:table-cell table:style-name="IntegrantesGrupo.C2" office:value-type="string">
            <text:p text:style-name="P22">Apelidos, Nome</text:p>
          </table:table-cell>
        </table:table-row>
        <table:table-row table:style-name="TableLine94068632540192">
          <table:table-cell table:style-name="IntegrantesGrupo.A5" table:number-rows-spanned="3" office:value-type="string">
            <text:p text:style-name="P3"><draw:custom-shape text:anchor-type="paragraph" draw:z-index="6" draw:name="Forma1" draw:style-name="gr3" draw:text-style-name="P166"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06863251312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6"><text:s/>Responsable</text:span> <text:span text:style-name="T37">D</text:span><text:span text:style-name="T36">ocumentación:</text:span></text:p>
          </table:table-cell>
          <table:table-cell table:style-name="IntegrantesGrupo.C5">
            <text:p text:style-name="P6"/>
          </table:table-cell>
        </table:table-row>
      </table:table>
      <text:p text:style-name="P8"><draw:frame text:anchor-type="paragraph" draw:z-index="7" draw:name="Forma2" draw:style-name="gr2" draw:text-style-name="P165" svg:width="19.441cm" svg:height="4.451cm" svg:x="0.032cm" svg:y="9.53cm"><draw:text-box><text:p text:style-name="P164"><text:span text:style-name="T222">LIMITACIÓN DE RESPONSABILIDADE </text:span><text:span text:style-name="T22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79cm" svg:width="19.507cm" svg:height="9.424cm" draw:z-index="13"><draw:image xlink:href="Pictures/100000000000043000000206FED1EFBC2EA19F35.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31">Servizo DHCP - </text:span><text:span text:style-name="T190">Directivas</text:span></text:p>
          </table:table-cell>
        </table:table-row>
        <table:table-row table:style-name="Procedemento.2">
          <table:table-cell table:style-name="Procedemento.A2" office:value-type="string">
            <text:p text:style-name="P9"/>
            <text:list xml:id="list1139792547" text:style-name="L1">
              <text:list-item>
                <text:p text:style-name="P145">Portátil </text:p>
              </text:list-item>
              <text:list-item>
                <text:p text:style-name="P146">Regleta</text:p>
              </text:list-item>
              <text:list-item>
                <text:p text:style-name="P147">Switch 5-Port Gigabit </text:p>
              </text:list-item>
              <text:list-item>
                <text:p text:style-name="P150">Adaptadores USB-RJ45</text:p>
              </text:list-item>
              <text:list-item>
                <text:p text:style-name="P148"><text:span text:style-name="T121">U</text:span><text:span text:style-name="T122">SB Live amd64 Kali </text:span></text:p>
              </text:list-item>
              <text:list-item>
                <text:p text:style-name="P151"><text:span text:style-name="T123">Host</text:span><text:span text:style-name="T120">s alumnado</text:span></text:p>
              </text:list-item>
              <text:list-item>
                <text:p text:style-name="P152">Cableado de rede, <text:span text:style-name="T155">conectores RJ-45</text:span> <text:span text:style-name="T154">e tester</text:span></text:p>
              </text:list-item>
              <text:list-item>
                <text:p text:style-name="P153">[<text:span text:style-name="T132">1</text:span>] <text:a xlink:type="simple" xlink:href="https://www.isc.org/dhcp/" text:style-name="Internet_20_link" text:visited-style-name="Visited_20_Internet_20_Link">ISC DHCP Server</text:a></text:p>
              </text:list-item>
              <text:list-item>
                <text:p text:style-name="P154"><text:span text:style-name="T23">[</text:span><text:span text:style-name="T25">2</text:span><text:span text:style-name="T24">] </text:span><text:a xlink:type="simple" xlink:href="https://debian-handbook.info/browse/es-ES/stable/sect.dhcp.html" text:style-name="Internet_20_link" text:visited-style-name="Visited_20_Internet_20_Link"><text:span text:style-name="T133">Debian Handbook - DHCP Server</text:span></text:a></text:p>
              </text:list-item>
              <text:list-item>
                <text:p text:style-name="P155"><text:span text:style-name="T24">[</text:span><text:span text:style-name="T25">3</text:span><text:span text:style-name="T22">] </text:span><text:a xlink:type="simple" xlink:href="https://www.fpgenred.es/DHCP/" text:style-name="Internet_20_link" text:visited-style-name="Visited_20_Internet_20_Link"><text:span text:style-name="T133">Titorial DHCP</text:span></text:a></text:p>
              </text:list-item>
              <text:list-item>
                <text:p text:style-name="P149"><text:span text:style-name="T163">[</text:span><text:span text:style-name="T165">4</text:span><text:span text:style-name="T163">] </text:span><text:a xlink:type="simple" xlink:href="https://raw.githubusercontent.com/ricardofc/repoEDU-CCbySA/main/SR/Taller-SR-Practica-1.pdf" text:style-name="Internet_20_link" text:visited-style-name="Visited_20_Internet_20_Link"><text:span text:style-name="T163">Práctica 1</text:span></text:a><text:span text:style-name="T163"> </text:span></text:p>
              </text:list-item>
            </text:list>
            <text:p text:style-name="P10"/>
          </table:table-cell>
          <table:table-cell table:style-name="Procedemento.A2" office:value-type="string">
            <text:list xml:id="list522754233" text:style-name="L2">
              <text:list-item>
                <text:p text:style-name="P156">Prerrequisito: Ter realizada a <text:a xlink:type="simple" xlink:href="https://raw.githubusercontent.com/ricardofc/repoEDU-CCbySA/main/SR/Taller-SR-Practica-1.pdf" text:style-name="Internet_20_link" text:visited-style-name="Visited_20_Internet_20_Link"><text:span text:style-name="T163">Práctica 1</text:span></text:a><text:span text:style-name="T164"> [</text:span><text:span text:style-name="T165">4</text:span><text:span text:style-name="T164">]</text:span></text:p>
              </text:list-item>
              <text:list-item>
                <text:p text:style-name="P156">Portátil: </text:p>
                <text:list>
                  <text:list-item>
                    <text:p text:style-name="P159"><text:span text:style-name="T125">A</text:span><text:span text:style-name="T124">rrancar co USB Live amd64 Kali</text:span></text:p>
                  </text:list-item>
                  <text:list-item>
                    <text:p text:style-name="P160">Instalar e configurar o servidor DHCP:</text:p>
                    <text:p text:style-name="P160">isc-dhcp-server</text:p>
                  </text:list-item>
                </text:list>
              </text:list-item>
              <text:list-item>
                <text:p text:style-name="P157">Conectar portátil e hosts <text:span text:style-name="T130">do</text:span> alumnado ao switch. </text:p>
              </text:list-item>
              <text:list-item>
                <text:p text:style-name="P157">Configurar a rede según o escenario.</text:p>
              </text:list-item>
              <text:list-item>
                <text:p text:style-name="P157">Hosts alumnado: <text:s/></text:p>
                <text:list>
                  <text:list-item>
                    <text:p text:style-name="P162">C<text:span text:style-name="T126">rear máquinas virtuais coa rede en modo “bridge” </text:span><text:span text:style-name="T130">e especificacións según escenario. </text:span></text:p>
                  </text:list-item>
                  <text:list-item>
                    <text:p text:style-name="P161">Arrancar máquina virtual.</text:p>
                  </text:list-item>
                  <text:list-item>
                    <text:p text:style-name="P161">Cliente DHCP: <text:span text:style-name="T126">Recibir a configuración de rede concedida polo servidor DHCP -</text:span>punto (<text:span text:style-name="T216">5</text:span>)-</text:p>
                  </text:list-item>
                </text:list>
              </text:list-item>
              <text:list-item>
                <text:p text:style-name="P158">Portátil: <text:span text:style-name="T189">Modificar configuración (directivas) do servidor DHCP.</text:span></text:p>
              </text:list-item>
            </text:list>
          </table:table-cell>
        </table:table-row>
      </table:table>
      <text:p text:style-name="P13"/>
      <text:p text:style-name="P14">Procedemento:<text:span text:style-name="T38"> </text:span></text:p>
      <text:list xml:id="list2738152880" text:style-name="L3">
        <text:list-item>
          <text:p text:style-name="P24">Portátil:</text:p>
          <text:list>
            <text:list-item>
              <text:p text:style-name="P25">Arrancar cun USB Live amd64 Kali GNU/Linux </text:p>
            </text:list-item>
            <text:list-item>
              <text:p text:style-name="P26">Conectar o portátil á roseta da aula.</text:p>
            </text:list-item>
            <text:list-item>
              <text:p text:style-name="P27"><text:span text:style-name="T113">Conseguir acceso á rede local e a Internet. <text:s/></text:span>Abrir unha consola e executar:</text:p>
              <text:list>
                <text:list-header>
                  <text:p text:style-name="P81">$ <text:span text:style-name="T66">setxkbmap es </text:span><text:span text:style-name="T67">#Configurar teclado en español</text:span></text:p>
                  <text:p text:style-name="P84">$ <text:span text:style-name="T40">sudo su - </text:span><text:span text:style-name="T73">#Acceder á consola de root(administrador) a través dos permisos configurados co comando sudo (/etc/sudoers, visudo)</text:span><text:span text:style-name="T40"> </text:span></text:p>
                  <text:list>
                    <text:list-item>
                      <text:list>
                        <text:list-item>
                          <text:list>
                            <text:list-header>
                              <text:p text:style-name="P90"><text:span text:style-name="T41"># </text:span><text:span text:style-name="T47">/etc/init.d/avahi-daemon stop</text:span><text:span text:style-name="T79"> #Parar o demo avahi-daemon(control resolución de nomes) para poder configurar de forma manual a configuración de rede e non ter conflicto con este demo.</text:span></text:p>
                              <text:p text:style-name="P90"><text:span text:style-name="T41"># </text:span><text:span text:style-name="T47">/etc/init.d/network-manager stop || pkill NetworkManager </text:span><text:span text:style-name="T7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91"><text:span text:style-name="T41"># ip link </text:span><text:span text:style-name="T42">show eth0</text:span><text:span text:style-name="T74"> #</text:span><text:span text:style-name="T75">Amosar info</text:span><text:span text:style-name="T76">rmación</text:span><text:span text:style-name="T75"> sobre a NIC eth0. </text:span><text:span text:style-name="T78">Identificar </text:span><text:span text:style-name="T79">a</text:span><text:span text:style-name="T77"> MAC Address </text:span><text:span text:style-name="T79">(link/ether)</text:span></text:p>
                              <text:p text:style-name="P138"><text:span text:style-name="T43"># </text:span><text:span text:style-name="T39">dhclient -v eth0</text:span><text:span text:style-name="T72"> #Solicitar configuración de rede para a NIC eth0. </text:span><text:span text:style-name="T80">Como agora temos a MAC Address </text:span><text:span text:style-name="T82">con permisos podemos </text:span><text:span text:style-name="T80">obter a configuración de rede </text:span><text:span text:style-name="T84">para o portátil</text:span><text:span text:style-name="T80">. </text:span></text:p>
                              <text:p text:style-name="P92"><text:span text:style-name="T41"># ip </text:span><text:span text:style-name="T44">addr</text:span><text:span text:style-name="T41"> </text:span><text:span text:style-name="T42">show eth0</text:span><text:span text:style-name="T74"> #</text:span><text:span text:style-name="T75">Amosar info</text:span><text:span text:style-name="T76">rmación</text:span><text:span text:style-name="T75"> sobre a NIC eth0. </text:span><text:span text:style-name="T77">Verificar </text:span><text:span text:style-name="T82">a configuración de rede <text:s/>paa a NIC eth0</text:span></text:p>
                              <text:p text:style-name="P93"><text:span text:style-name="T41"># </text:span><text:span text:style-name="T45">ping -c4 www.google.es</text:span><text:span text:style-name="T74"> #</text:span><text:span text:style-name="T77">Enviar 4 paquetes ICMP ECHO_REQUEST a www.google.es, solicitando 4 paquetes ICMP ECHO_RESPONSE, para verificar a conectividade de rede hacia Internet e ao servidor de google.</text:span></text:p>
                            </text:list-header>
                          </text:list>
                        </text:list-item>
                      </text:list>
                    </text:list-item>
                  </text:list>
                  <text:p text:style-name="P87"><text:span text:style-name="T81"><text:s text:c="2"/></text:span><text:span text:style-name="T46"># exit </text:span><text:span text:style-name="T81">#Saír da shell</text:span></text:p>
                  <text:p text:style-name="P88">$</text:p>
                </text:list-header>
              </text:list>
            </text:list-item>
            <text:list-item>
              <text:p text:style-name="P73"><text:span text:style-name="T10">I</text:span><text:span text:style-name="T2">nstalar e configurar un servidor DHCP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75"><text:span text:style-name="T2">Instalar o servidor DHCP isc-dhcp-server </text:span><text:span text:style-name="T7">[</text:span><text:span text:style-name="T14">3</text:span><text:span text:style-name="T7">]</text:span><text:span text:style-name="T2"> . Executar nunha consola:</text:span></text:p>
                  <text:p text:style-name="P82">$ <text:span text:style-name="T66">setxkbmap es </text:span><text:span text:style-name="T67">#Configurar teclado en español</text:span></text:p>
                  <text:p text:style-name="P85">$ <text:span text:style-name="T40">sudo su - </text:span><text:span text:style-name="T73">#Acceder á consola de root(administrador) a través dos permisos configurados co comando sudo (/etc/sudoers, visudo)</text:span><text:span text:style-name="T40"> </text:span></text:p>
                  <text:list>
                    <text:list-item>
                      <text:list>
                        <text:list-item>
                          <text:list>
                            <text:list-header>
                              <text:p text:style-name="P100"><text:span text:style-name="T41"># </text:span><text:span text:style-name="T47">apt update</text:span><text:span text:style-name="T79"> #Actualizar o listado de paquetes dos repositorios (/etc/apt/sources.list, <text:s/>/etc/apt/sources.list.d/) <text:s text:c="120"/></text:span></text:p>
                              <text:p text:style-name="P137"><text:span text:style-name="T33"># </text:span><text:span text:style-name="T34">apt -y install </text:span><text:span text:style-name="T33">isc-dhcp-server</text:span><text:span text:style-name="T34"> </text:span><text:span text:style-name="T27">#Instalar o paquete </text:span><text:span text:style-name="T28">isc-dhcp-server</text:span><text:span text:style-name="T27">, é dicir, instalar o </text:span><text:span text:style-name="T28">servidor DHCP isc-dhcp-server</text:span><text:span text:style-name="T27">. Co parámetro -y automaticamente asumimos yes a calquera pregunta que ocorra na instalación do paquete.</text:span></text:p>
                            </text:list-header>
                          </text:list>
                        </text:list-item>
                      </text:list>
                    </text:list-item>
                  </text:list>
                </text:list-item>
              </text:list>
              <text:p text:style-name="P68"/>
            </text:list-item>
          </text:list>
        </text:list-item>
        <text:list-item>
          <text:p text:style-name="P28">Conectar no mesmo segmento de rede o portátil e os hosts do alumnado. </text:p>
          <text:list>
            <text:list-item>
              <text:p text:style-name="P78"><text:span text:style-name="T4">Conectar</text:span><text:span text:style-name="T3"> </text:span><text:span text:style-name="T5">a regleta á corrente eléctrica na vosa zona de traballo.</text:span></text:p>
            </text:list-item>
            <text:list-item>
              <text:p text:style-name="P28">Conectar o switch á regleta. </text:p>
            </text:list-item>
            <text:list-item>
              <text:p text:style-name="P29"><text:span text:style-name="T219">Desconectar o portá</text:span><text:span text:style-name="T220">t</text:span><text:span text:style-name="T219">il da roseta da aula e conectalo </text:span>ao switch.</text:p>
            </text:list-item>
            <text:list-item>
              <text:p text:style-name="P30">Desconectar o cableado de rede nos equipos do alumnado.</text:p>
            </text:list-item>
            <text:list-item>
              <text:p text:style-name="P30">Conectar os adaptadores USB-RJ45 nos equipos do alumnado.</text:p>
            </text:list-item>
            <text:list-item>
              <text:p text:style-name="P79"><text:span text:style-name="T9">Conectar </text:span><text:span text:style-name="T21">eses adaptadores USB-RJ45 </text:span><text:span text:style-name="T9">co cableado de rede creado </text:span><text:span text:style-name="T19">n</text:span><text:span text:style-name="T20">a </text:span><text:a xlink:type="simple" xlink:href="https://raw.githubusercontent.com/ricardofc/repoEDU-CCbySA/main/SR/Taller-SR-Practica-1.pdf" text:style-name="Internet_20_link" text:visited-style-name="Visited_20_Internet_20_Link"><text:span text:style-name="T9">Práctica 1</text:span></text:a><text:span text:style-name="T20"> [4] </text:span><text:span text:style-name="T9">os vosos equipos de alumnado ao switch.</text:span></text:p>
            </text:list-item>
            <text:list-item>
              <text:p text:style-name="P31">Non conectar o switch á roseta da aula.</text:p>
              <text:p text:style-name="P32"/>
            </text:list-item>
          </text:list>
        </text:list-item>
        <text:list-item>
          <text:p text:style-name="P74"><text:span text:style-name="T6">P</text:span><text:span text:style-name="T2">ortátil:</text:span></text:p>
          <text:list>
            <text:list-item>
              <text:p text:style-name="P74"><text:span text:style-name="T11">C</text:span><text:span text:style-name="T2">onfigurar </text:span><text:span text:style-name="T13">o</text:span><text:span text:style-name="T2"> servidor DHCP </text:span><text:span text:style-name="T13">isc-dhcp-server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76"><text:span text:style-name="T12">Configurar </text:span><text:span text:style-name="T13">a rede para a NIC eth0. Execu</text:span><text:span text:style-name="T18">t</text:span><text:span text:style-name="T13">ar nunha consola:</text:span></text:p>
                  <text:p text:style-name="P139"><text:span text:style-name="T31">$ </text:span><text:span text:style-name="T32">setxkbmap es </text:span><text:span text:style-name="T26">#Configurar teclado en español</text:span></text:p>
                  <text:list>
                    <text:list-item>
                      <text:list>
                        <text:list-header>
                          <text:p text:style-name="P140"><text:span text:style-name="T30">$ </text:span><text:span text:style-name="T35">sudo su - </text:span><text:span text:style-name="T29">#Acceder á consola de root(administrador) a través dos permisos configurados co comando sudo (/etc/sudoers, visudo)</text:span><text:span text:style-name="T35"> </text:span><text:span text:style-name="T27"><text:s/></text:span></text:p>
                          <text:list>
                            <text:list-header>
                              <text:p text:style-name="P94"><text:span text:style-name="T41"># </text:span><text:span text:style-name="T47">/etc/init.d/avahi-daemon stop</text:span><text:span text:style-name="T79"> #Parar o demo avahi-daemon(control resolución de nomes) para poder configurar de forma manual a configuración de rede e non ter conflicto con este demo.</text:span></text:p>
                              <text:p text:style-name="P94"><text:span text:style-name="T41"># </text:span><text:span text:style-name="T47">/etc/init.d/network-manager stop || pkill NetworkManager </text:span><text:span text:style-name="T7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95"><text:soft-page-break/><text:span text:style-name="T41"># ip </text:span><text:span text:style-name="T44">addr</text:span><text:span text:style-name="T41"> </text:span><text:span text:style-name="T42">show eth0</text:span><text:span text:style-name="T41"> </text:span><text:span text:style-name="T74">#</text:span><text:span text:style-name="T75">Amosar info</text:span><text:span text:style-name="T76">rmación</text:span><text:span text:style-name="T75"> sobre a NIC eth0. </text:span></text:p>
                              <text:p text:style-name="P94"><text:span text:style-name="T48"># </text:span><text:span text:style-name="T47">ip addr add </text:span><text:span text:style-name="T48">10.10.10.10</text:span><text:span text:style-name="T47">/</text:span><text:span text:style-name="T48">8</text:span><text:span text:style-name="T47"> dev eth0 </text:span><text:span text:style-name="T79">#Configurar a tarxeta de rede eth0, coa IP: </text:span><text:span text:style-name="T85">10.10.10.10</text:span><text:span text:style-name="T79"> e máscara de subrede: 255.</text:span><text:span text:style-name="T85">0</text:span><text:span text:style-name="T79">.</text:span><text:span text:style-name="T85">0</text:span><text:span text:style-name="T79">.0</text:span></text:p>
                              <text:p text:style-name="P95"><text:span text:style-name="T74">#</text:span><text:span text:style-name="T41"> ip </text:span><text:span text:style-name="T44">addr</text:span><text:span text:style-name="T41"> </text:span><text:span text:style-name="T42">show eth0</text:span><text:span text:style-name="T41"> </text:span><text:span text:style-name="T74">#</text:span><text:span text:style-name="T75">Amosar info</text:span><text:span text:style-name="T76">rmación</text:span><text:span text:style-name="T75"> sobre a NIC eth0. </text:span></text:p>
                              <text:p text:style-name="P125"><text:s text:c="117"/></text:p>
                            </text:list-header>
                          </text:list>
                        </text:list-header>
                      </text:list>
                    </text:list-item>
                  </text:list>
                </text:list-item>
                <text:list-item>
                  <text:p text:style-name="P77"><text:span text:style-name="T16">Editar os ficheiros de configuración d</text:span><text:span text:style-name="T12">o servidor DHCP </text:span><text:span text:style-name="T8">isc-dhcp-server [</text:span><text:span text:style-name="T15">2</text:span><text:span text:style-name="T8">][</text:span><text:span text:style-name="T15">3</text:span><text:span text:style-name="T8">] </text:span><text:span text:style-name="T12">para conceder </text:span><text:span text:style-name="T16">a </text:span><text:span text:style-name="T12">configuración de rede </text:span><text:span text:style-name="T16">aos hosts do alumnado</text:span><text:span text:style-name="T12">.</text:span><text:span text:style-name="T2"> Executar nunha consola:</text:span></text:p>
                  <text:list>
                    <text:list-item>
                      <text:list>
                        <text:list-item>
                          <text:list>
                            <text:list-header>
                              <text:p text:style-name="P101"><text:span text:style-name="T41"># </text:span><text:span text:style-name="T49">sed -i </text:span><text:span text:style-name="T156">‘</text:span><text:span text:style-name="T49">s/INTERFACES</text:span><text:span text:style-name="T54">v4</text:span><text:span text:style-name="T49">=</text:span><text:span text:style-name="T157">””</text:span><text:span text:style-name="T49">/INTERFACES</text:span><text:span text:style-name="T54">v4</text:span><text:span text:style-name="T49">=</text:span><text:span text:style-name="T157">”</text:span><text:span text:style-name="T49">eth0</text:span><text:span text:style-name="T157">”</text:span><text:span text:style-name="T49">/</text:span><text:span text:style-name="T156">‘</text:span><text:span text:style-name="T49"> /etc/default/isc-dhcp-</text:span><text:span text:style-name="T50">server</text:span><text:span text:style-name="T79"> #Cambiar a directiva </text:span><text:span text:style-name="T86">INTERFACES</text:span><text:span text:style-name="T79">. Esta directiva permítenos </text:span><text:span text:style-name="T86">indicar as interfaces de rede que estarán á escoita para o servizo DHCP.</text:span><text:span text:style-name="T79"> <text:s text:c="119"/></text:span></text:p>
                              <text:p text:style-name="P126"><text:span text:style-name="T134"># </text:span><text:span text:style-name="T135">echo -e </text:span><text:span text:style-name="T160">‘</text:span><text:span text:style-name="T135">#Taller-SR-Práctica</text:span><text:span text:style-name="T139">3</text:span></text:p>
                              <text:p text:style-name="P127"><text:span text:style-name="T135">subnet </text:span><text:span text:style-name="T136">10.</text:span><text:span text:style-name="T140">0</text:span><text:span text:style-name="T136">.</text:span><text:span text:style-name="T140">0</text:span><text:span text:style-name="T136">.0</text:span><text:span text:style-name="T135"> netmask 255.</text:span><text:span text:style-name="T136">0</text:span><text:span text:style-name="T135">.</text:span><text:span text:style-name="T136">0</text:span><text:span text:style-name="T135">.0 {</text:span></text:p>
                              <text:p text:style-name="P141"><text:span text:style-name="T135"><text:s text:c="3"/>range </text:span><text:span text:style-name="T136">10.10.10.100 10.10.10.120</text:span><text:span text:style-name="T135">;</text:span></text:p>
                              <text:p text:style-name="P142"><text:span text:style-name="T135"><text:s text:c="3"/>}</text:span><text:span text:style-name="T160">‘</text:span><text:span text:style-name="T135"> &gt;&gt; /</text:span><text:span text:style-name="T137">etc/dhcp/dhcpd.conf </text:span><text:span text:style-name="T102">#Engadir o rango de concesión de IPs da rede 10.0.0.0/8</text:span></text:p>
                            </text:list-header>
                          </text:list>
                        </text:list-item>
                      </text:list>
                    </text:list-item>
                  </text:list>
                </text:list-item>
                <text:list-item>
                  <text:p text:style-name="P77"><text:span text:style-name="T2"><text:s/></text:span><text:span text:style-name="T17">Arrancar o servizo DHCP</text:span></text:p>
                  <text:list>
                    <text:list-item>
                      <text:list>
                        <text:list-item>
                          <text:list>
                            <text:list-header>
                              <text:p text:style-name="P134"><text:span text:style-name="T134"># </text:span><text:span text:style-name="T135">/</text:span><text:span text:style-name="T138">etc/init.d/isc-dhcp-server start </text:span><text:span text:style-name="T100">#Arrancar o servidor DHCP</text:span></text:p>
                            </text:list-header>
                          </text:list>
                        </text:list-item>
                      </text:list>
                    </text:list-item>
                  </text:list>
                </text:list-item>
                <text:list-item>
                  <text:p text:style-name="P77"><text:span text:style-name="T2"><text:s/></text:span><text:span text:style-name="T17">Comprobar o estado do servizo DHCP</text:span></text:p>
                  <text:list>
                    <text:list-item>
                      <text:list>
                        <text:list-item>
                          <text:list>
                            <text:list-header>
                              <text:p text:style-name="P124"><text:span text:style-name="T150"># </text:span><text:span text:style-name="T151">/</text:span><text:span text:style-name="T152">etc/init.d/isc-dhcp-server </text:span><text:span text:style-name="T153">status</text:span><text:span text:style-name="T100"> #</text:span><text:span text:style-name="T101">Comproba o estado do servidor. Agora debe estar arrancado.</text:span></text:p>
                            </text:list-header>
                          </text:list>
                        </text:list-item>
                      </text:list>
                    </text:list-item>
                  </text:list>
                </text:list-item>
                <text:list-item>
                  <text:p text:style-name="P33"><draw:frame text:anchor-type="paragraph" draw:z-index="9" draw:name="Forma3_1" draw:style-name="gr1" draw:text-style-name="P163" svg:width="0.477cm" svg:height="0.479cm" svg:x="8.32cm" svg:y="-0.034cm"><draw:text-box><text:p/></draw:text-box></draw:frame>Avisar ao docente para a revisión <text:s text:c="6"/><text:span text:style-name="T117">1</text:span><text:span text:style-name="T116"> </text:span><text:s/></text:p>
                  <text:list>
                    <text:list-item>
                      <text:list>
                        <text:list-item>
                          <text:list>
                            <text:list-header>
                              <text:p text:style-name="P135"/>
                            </text:list-header>
                          </text:list>
                        </text:list-item>
                      </text:list>
                    </text:list-item>
                  </text:list>
                </text:list-item>
              </text:list>
            </text:list-item>
          </text:list>
        </text:list-item>
        <text:list-item>
          <text:p text:style-name="P34">Hosts alumnado:</text:p>
          <text:list>
            <text:list-item>
              <text:p text:style-name="P34">Crear unha máquina virtual en cada equipo do alumnado coas seguintes características <text:span text:style-name="T149">(ver escenario)</text:span>:</text:p>
            </text:list-item>
          </text:list>
        </text:list-item>
      </text:list>
      <text:list xml:id="list1072598433" text:style-name="L4">
        <text:list-item>
          <text:list>
            <text:list-item>
              <text:list>
                <text:list-item>
                  <text:p text:style-name="P143">RAM ≥ 2048MB</text:p>
                </text:list-item>
                <text:list-item>
                  <text:p text:style-name="P143">CPU ≥ 2</text:p>
                </text:list-item>
                <text:list-item>
                  <text:p text:style-name="P143">PAE/NX habilitado</text:p>
                </text:list-item>
                <text:list-item>
                  <text:p text:style-name="P144">Rede: Soamente unha tarxeta activada en modo bridge (ponte). <text:span text:style-name="T221">Escoller a NIC correspondente ao adaptador USB-RJ45</text:span></text:p>
                </text:list-item>
                <text:list-item>
                  <text:p text:style-name="P143">ISO: Kali Live amd64</text:p>
                </text:list-item>
                <text:list-item>
                  <text:p text:style-name="P143">Nome: Practica1-Cliente-DHCP</text:p>
                </text:list-item>
              </text:list>
            </text:list-item>
          </text:list>
        </text:list-item>
      </text:list>
      <text:list xml:id="list100313063382007" text:continue-list="list2738152880" text:style-name="L3">
        <text:list-item>
          <text:list>
            <text:list-item>
              <text:p text:style-name="P35">A<text:span text:style-name="T128">rrancar a máquina virtual.</text:span></text:p>
              <text:list>
                <text:list-header>
                  <text:p text:style-name="P89"/>
                </text:list-header>
              </text:list>
            </text:list-item>
          </text:list>
        </text:list-item>
        <text:list-item>
          <text:p text:style-name="P37">Hosts alumnado:</text:p>
          <text:list>
            <text:list-item>
              <text:p text:style-name="P38">Solicitar a configuración de rede. <text:span text:style-name="T129">Abrir unha consola e executar:</text:span></text:p>
              <text:list>
                <text:list-header>
                  <text:p text:style-name="P83">$ <text:span text:style-name="T66">setxkbmap es </text:span><text:span text:style-name="T67">#Configurar teclado en español</text:span></text:p>
                  <text:p text:style-name="P86">$ <text:span text:style-name="T40">sudo su - </text:span><text:span text:style-name="T73">#Acceder á consola de root(administrador) a través dos permisos configurados co comando sudo (/etc/sudoers, visudo)</text:span><text:span text:style-name="T40"> </text:span></text:p>
                  <text:list>
                    <text:list-item>
                      <text:list>
                        <text:list-item>
                          <text:list>
                            <text:list-header>
                              <text:p text:style-name="P96"><text:span text:style-name="T41"># </text:span><text:span text:style-name="T47">/etc/init.d/avahi-daemon stop</text:span><text:span text:style-name="T79"> #Parar o demo avahi-daemon(control resolución de nomes) para poder configurar de forma manual a configuración de rede e non ter conflicto con este demo.</text:span></text:p>
                              <text:p text:style-name="P97"><text:span text:style-name="T41"># </text:span><text:span text:style-name="T47">/etc/init.d/network-manager stop || pkill NetworkManager </text:span><text:span text:style-name="T7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98"><text:span text:style-name="T41"># ip </text:span><text:span text:style-name="T44">addr</text:span><text:span text:style-name="T41"> </text:span><text:span text:style-name="T42">show eth0</text:span><text:span text:style-name="T41"> </text:span><text:span text:style-name="T74">#</text:span><text:span text:style-name="T75">Amosar info</text:span><text:span text:style-name="T76">rmación</text:span><text:span text:style-name="T75"> sobre a NIC eth0. </text:span></text:p>
                              <text:p text:style-name="P106"><text:span text:style-name="T43"># </text:span><text:span text:style-name="T39">dhclient -v eth0</text:span><text:span text:style-name="T72"> #Solicitar configuración de rede para a NIC eth0 </text:span><text:span text:style-name="T83">a un servidor DHCP.</text:span></text:p>
                              <text:p text:style-name="P96"><text:span text:style-name="T41"># ip </text:span><text:span text:style-name="T44">addr</text:span><text:span text:style-name="T41"> </text:span><text:span text:style-name="T42">show eth0</text:span><text:span text:style-name="T74"> #</text:span><text:span text:style-name="T75">Amosar info</text:span><text:span text:style-name="T76">rmación</text:span><text:span text:style-name="T75"> sobre a NIC eth0.</text:span></text:p>
                              <text:p text:style-name="P119"># </text:p>
                            </text:list-header>
                          </text:list>
                        </text:list-item>
                      </text:list>
                    </text:list-item>
                  </text:list>
                </text:list-header>
              </text:list>
            </text:list-item>
            <text:list-item>
              <text:p text:style-name="P36"><draw:frame text:anchor-type="paragraph" draw:z-index="8" draw:name="Forma3_4" draw:style-name="gr1" draw:text-style-name="P163" svg:width="0.477cm" svg:height="0.479cm" svg:x="7.495cm" svg:y="-0.007cm"><draw:text-box><text:p/></draw:text-box></draw:frame><text:span text:style-name="T128">A</text:span>visar ao docente para revisión. <text:s text:c="6"/><text:span text:style-name="T118">2</text:span><text:span text:style-name="T116"> </text:span><text:s text:c="2"/></text:p>
            </text:list-item>
          </text:list>
        </text:list-item>
      </text:list>
      <text:p text:style-name="P15"/>
      <text:p text:style-name="P17"/>
      <text:list xml:id="list100311102459825" text:continue-numbering="true" text:style-name="L3">
        <text:list-item>
          <text:p text:style-name="P80">Modificar a configuración do servidor DHCP:</text:p>
          <text:list>
            <text:list-item>
              <text:p text:style-name="P39">Directiva <text:a xlink:type="simple" xlink:href="https://www.fpgenred.es/DHCP/option_domainnameservers.html" text:style-name="Internet_20_link" text:visited-style-name="Visited_20_Internet_20_Link">option domain-name-servers</text:a>: Especificar servidores DNS.</text:p>
              <text:list>
                <text:list-item>
                  <text:p text:style-name="P40">Portátil: Executar nunha consola,</text:p>
                  <text:list>
                    <text:list-item>
                      <text:list>
                        <text:list-item>
                          <text:list>
                            <text:list-header>
                              <text:p text:style-name="P102"><text:span text:style-name="T41"># </text:span><text:span text:style-name="T47">A=$(grep -n </text:span><text:span text:style-name="T51">range</text:span><text:span text:style-name="T47"> /etc/</text:span><text:span text:style-name="T51">dhcp/dhcpd</text:span><text:span text:style-name="T47">.conf | cut -d':' -f1 | xargs | </text:span><text:span text:style-name="T51">\ <text:s text:c="10"/></text:span><text:span text:style-name="T47">awk '{print $NF}') </text:span><text:span text:style-name="T87">#Atopar a liña onde aparece o patrón buscado (</text:span><text:span text:style-name="T88">range</text:span><text:span text:style-name="T87">) no ficheiro </text:span><text:span text:style-name="T88">de configuración </text:span><text:span text:style-name="T87">/etc/</text:span><text:span text:style-name="T88">dhcp/dhcpd.conf </text:span><text:span text:style-name="T87">e gardalo na variable A</text:span></text:p>
                              <text:p text:style-name="P102"><text:span text:style-name="T52"># </text:span><text:span text:style-name="T47">sed -i </text:span><text:span text:style-name="T158">“</text:span><text:span text:style-name="T47">${A}a\</text:span><text:span text:style-name="T51">option domain-name-</text:span><text:span text:style-name="T47">server</text:span><text:span text:style-name="T51">s 1.1.1.1, 8.8.8.8, 8.8.4.4;</text:span><text:span text:style-name="T159">”</text:span><text:span text:style-name="T47"> </text:span><text:span text:style-name="T51">\</text:span><text:span text:style-name="T47"> /etc/</text:span><text:span text:style-name="T51">dhcp/dhcpd.conf</text:span><text:span text:style-name="T47"> </text:span><text:span text:style-name="T79">#</text:span><text:span text:style-name="T88">Engadir a directiva option domain-name-servers dentro do ámbito subnet, logo da directiva range, no arquivo de configuración /etc/dhcp/dhcpd.conf</text:span></text:p>
                              <text:p text:style-name="P109"><text:span text:style-name="T55"># </text:span><text:span text:style-name="T56">/</text:span><text:span text:style-name="T57">etc/init.d/isc-dhcp-server </text:span><text:span text:style-name="T58">re</text:span><text:span text:style-name="T57">start </text:span><text:span text:style-name="T90">#</text:span><text:span text:style-name="T91">Reniciar</text:span><text:span text:style-name="T90"> o servidor DHCP</text:span></text:p>
                            </text:list-header>
                          </text:list>
                        </text:list-item>
                      </text:list>
                    </text:list-item>
                  </text:list>
                </text:list-item>
                <text:list-item>
                  <text:p text:style-name="P45">Hosts alumnado: Executar nunha consola,</text:p>
                  <text:p text:style-name="P46"><text:span text:style-name="T169"># </text:span><text:span text:style-name="T171">cat /etc/resolv.conf</text:span><text:span text:style-name="T182"> #</text:span><text:span text:style-name="T183">Ver o contido do ficheiro /etc/resolv.conf, o cal contén a configuración os servidores DNS a empregar para a resolución de nomes.</text:span></text:p>
                  <text:p text:style-name="P46"><text:span text:style-name="T169"># </text:span><text:span text:style-name="T172">dhclient -v eth0 </text:span><text:span text:style-name="T184">#Solicitar configuración de rede para a NIC eth0 </text:span><text:span text:style-name="T182">a un servidor DHCP.</text:span></text:p>
                  <text:p text:style-name="P70"><text:span text:style-name="T43"># </text:span><text:span text:style-name="T53">cat /etc/resolv.conf</text:span><text:span text:style-name="T83"> #</text:span><text:span text:style-name="T89">Ver o contido do ficheiro /etc/resolv.conf, o cal contén a configuración os servidores DNS a empregar para a resolución de nomes.</text:span></text:p>
                </text:list-item>
                <text:list-item>
                  <text:p text:style-name="P52">Cal é o contido <text:s/>final do arquivo<text:span text:style-name="T173"> /etc/resolv.conf</text:span>? <text:span text:style-name="T213">Que indican as últimas 3 liñas do arquivo?</text:span></text:p>
                </text:list-item>
              </text:list>
            </text:list-item>
            <text:list-item>
              <text:p text:style-name="P53"><text:span text:style-name="T191">Directiva </text:span><text:a xlink:type="simple" xlink:href="https://www.fpgenred.es/DHCP/option_routers.html" text:style-name="Internet_20_link" text:visited-style-name="Visited_20_Internet_20_Link"><text:span text:style-name="T192">option routers</text:span></text:a><text:span text:style-name="T191">: Especificar a porta de enlace (gateway).</text:span></text:p>
              <text:list>
                <text:list-item>
                  <text:p text:style-name="P41">Portátil: Executar nunha consola,</text:p>
                  <text:list>
                    <text:list-item>
                      <text:list>
                        <text:list-item>
                          <text:list>
                            <text:list-header>
                              <text:p text:style-name="P103"><text:span text:style-name="T41"># </text:span><text:span text:style-name="T59">A</text:span><text:span text:style-name="T47">=$(grep -n </text:span><text:span text:style-name="T59">domain-name-servers</text:span><text:span text:style-name="T47"> /etc/</text:span><text:span text:style-name="T51">dhcp/dhcpd</text:span><text:span text:style-name="T47">.conf | cut -d':' -f1 | xargs |</text:span><text:span text:style-name="T51">\ <text:s text:c="10"/></text:span><text:span text:style-name="T47">awk '{print $NF}') </text:span><text:span text:style-name="T87">#Atopar a liña onde aparece o patrón buscado (</text:span><text:span text:style-name="T92">domain-name-servers</text:span><text:span text:style-name="T87">) no ficheiro </text:span><text:span text:style-name="T88">de configuración </text:span><text:span text:style-name="T87">/etc/</text:span><text:span text:style-name="T88">dhcp/dhcpd.conf </text:span><text:span text:style-name="T87">e gardalo na variable A</text:span></text:p>
                              <text:p text:style-name="P103"><text:span text:style-name="T52"># </text:span><text:span text:style-name="T47">sed -i </text:span><text:span text:style-name="T158">“</text:span><text:span text:style-name="T47">${A}a\</text:span><text:span text:style-name="T51">option </text:span><text:span text:style-name="T60">routers</text:span><text:span text:style-name="T51"> 1</text:span><text:span text:style-name="T60">0.1.1.1</text:span><text:span text:style-name="T51">;</text:span><text:span text:style-name="T159">”</text:span><text:span text:style-name="T47"> /etc/</text:span><text:span text:style-name="T51">dhcp/dhcpd.conf</text:span><text:span text:style-name="T47"> </text:span><text:span text:style-name="T79">#</text:span><text:span text:style-name="T88">Engadir a directiva option </text:span><text:span text:style-name="T93">routers</text:span><text:span text:style-name="T88"> dentro do ámbito subnet, logo da directiva </text:span><text:span text:style-name="T93">domain-name-servers</text:span><text:span text:style-name="T88">, no arquivo de configuración /etc/dhcp/dhcpd.conf</text:span></text:p>
                              <text:p text:style-name="P110"><text:span text:style-name="T55"># </text:span><text:span text:style-name="T56">/</text:span><text:span text:style-name="T57">etc/init.d/isc-dhcp-server </text:span><text:span text:style-name="T58">re</text:span><text:span text:style-name="T57">start </text:span><text:span text:style-name="T90">#</text:span><text:span text:style-name="T91">Reniciar</text:span><text:span text:style-name="T90"> o servidor DHCP</text:span></text:p>
                            </text:list-header>
                          </text:list>
                        </text:list-item>
                      </text:list>
                    </text:list-item>
                  </text:list>
                </text:list-item>
                <text:list-item>
                  <text:p text:style-name="P47">Hosts alumnado: Executar nunha consola,</text:p>
                  <text:list>
                    <text:list-item>
                      <text:list>
                        <text:list-item>
                          <text:list>
                            <text:list-header>
                              <text:p text:style-name="P107"><text:span text:style-name="T43"># </text:span><text:span text:style-name="T61">ip route </text:span><text:span text:style-name="T83">#</text:span><text:span text:style-name="T89">Ver </text:span><text:span text:style-name="T94">a táboa de rutas do sistema.</text:span></text:p>
                              <text:p text:style-name="P107"><text:span text:style-name="T43"># </text:span><text:span text:style-name="T52">dhclient -v eth0 </text:span><text:span text:style-name="T87">#Solicitar configuración de rede para a NIC eth0 </text:span><text:span text:style-name="T83">a un servidor DHCP.</text:span></text:p>
                              <text:p text:style-name="P107"><text:span text:style-name="T43"># </text:span><text:span text:style-name="T61">ip route</text:span><text:span text:style-name="T94"> </text:span><text:span text:style-name="T83">#</text:span><text:span text:style-name="T89">Ver </text:span><text:span text:style-name="T94">a táboa de rutas do sistema.</text:span></text:p>
                            </text:list-header>
                          </text:list>
                        </text:list-item>
                      </text:list>
                    </text:list-item>
                  </text:list>
                </text:list-item>
                <text:list-item>
                  <text:p text:style-name="P54">Cal é a saída do último comando <text:span text:style-name="T173">ip route</text:span>? Que indica a primeira liña?</text:p>
                </text:list-item>
              </text:list>
            </text:list-item>
            <text:list-item>
              <text:p text:style-name="P55"><text:span text:style-name="T193">Directiva</text:span><text:span text:style-name="T194">s</text:span><text:span text:style-name="T193"> </text:span><text:a xlink:type="simple" xlink:href="https://www.fpgenred.es/DHCP/host.html" text:style-name="Internet_20_link" text:visited-style-name="Visited_20_Internet_20_Link"><text:span text:style-name="T193">host</text:span></text:a><text:span text:style-name="T193">, </text:span><text:a xlink:type="simple" xlink:href="https://www.fpgenred.es/DHCP/hardware.html" text:style-name="Internet_20_link" text:visited-style-name="Visited_20_Internet_20_Link"><text:span text:style-name="T194">hardware</text:span></text:a><text:span text:style-name="T194"> e </text:span><text:a xlink:type="simple" xlink:href="https://www.fpgenred.es/DHCP/fixedaddress.html" text:style-name="Internet_20_link" text:visited-style-name="Visited_20_Internet_20_Link"><text:span text:style-name="T194">fixed-address</text:span></text:a><text:span text:style-name="T193">: Especificar configuración </text:span><text:span text:style-name="T194">estática </text:span><text:span text:style-name="T193">de rede para un determinado host </text:span><text:span text:style-name="T194">según a súa dirección MAC.</text:span></text:p>
              <text:list>
                <text:list-item>
                  <text:p text:style-name="P42">Portátil: Executar nunha consola. <text:span text:style-name="T198">NOTA: Cambiar na seguinte configuración as MAC Address polas dos vosos hosts. </text:span><text:span text:style-name="T199">Por exemplo, cambiar 01:02:03:04:05:06 pola MAC Address do host A</text:span></text:p>
                  <text:list>
                    <text:list-item>
                      <text:list>
                        <text:list-item>
                          <text:list>
                            <text:list-header>
                              <text:p text:style-name="P128"><text:span text:style-name="T134"># </text:span><text:span text:style-name="T135">echo -e </text:span><text:span text:style-name="T160">‘</text:span><text:span text:style-name="T142">host E</text:span><text:span text:style-name="T141">quipoA-Practicas-Taller-SR {</text:span></text:p>
                              <text:p text:style-name="P120">hardware <text:span text:style-name="T196">ethernet </text:span><text:span text:style-name="T195">01:02:03:04:05:06; </text:span><text:span text:style-name="T68">#Dirección MAC do host </text:span><text:span text:style-name="T69">EquipoA-Practicas-Taller-SR</text:span></text:p>
                              <text:p text:style-name="P114"><text:span text:style-name="T39">fixed-address 10.10.10.222; </text:span><text:span text:style-name="T97">#Indicar a dirección IP estática a conceder</text:span></text:p>
                              <text:p text:style-name="P117"><text:span text:style-name="T39">}</text:span><text:span text:style-name="T159">’ &gt;&gt; </text:span><text:span text:style-name="T47">/etc/</text:span><text:span text:style-name="T51">dhcp/dhcpd.conf</text:span><text:span text:style-name="T47"> </text:span><text:span text:style-name="T79">#</text:span><text:span text:style-name="T88">Engadir </text:span><text:span text:style-name="T72">o bloque host coa súa correspondente configuración </text:span><text:span text:style-name="T95">ao final d</text:span><text:span text:style-name="T96">o</text:span><text:span text:style-name="T88"> arquivo de configuración /etc/dhcp/dhcpd.conf</text:span></text:p>
                              <text:p text:style-name="P129"><text:span text:style-name="T134"># </text:span><text:span text:style-name="T135">echo -e </text:span><text:span text:style-name="T160">‘</text:span><text:span text:style-name="T142">host E</text:span><text:span text:style-name="T141">quipo</text:span><text:span text:style-name="T143">B</text:span><text:span text:style-name="T141">-Practicas-Taller-SR {</text:span></text:p>
                              <text:p text:style-name="P121">hardware <text:span text:style-name="T196">ethernet </text:span><text:span text:style-name="T195">0</text:span><text:span text:style-name="T197">7</text:span><text:span text:style-name="T195">:0</text:span><text:span text:style-name="T197">8</text:span><text:span text:style-name="T195">:0</text:span><text:span text:style-name="T197">9</text:span><text:span text:style-name="T195">:</text:span><text:span text:style-name="T197">0A</text:span><text:span text:style-name="T195">:0</text:span><text:span text:style-name="T197">B</text:span><text:span text:style-name="T195">:0</text:span><text:span text:style-name="T197">C</text:span><text:span text:style-name="T195">; </text:span><text:span text:style-name="T68">#Dirección MAC do host </text:span><text:span text:style-name="T69">Equipo</text:span><text:span text:style-name="T70">B</text:span><text:span text:style-name="T69">-Practicas-Taller-SR</text:span></text:p>
                              <text:p text:style-name="P115"><text:span text:style-name="T39">fixed-address 10.10.10.22</text:span><text:span text:style-name="T62">3</text:span><text:span text:style-name="T39">; </text:span><text:span text:style-name="T97">#Indicar a dirección IP estática a conceder</text:span></text:p>
                              <text:p text:style-name="P118"><text:span text:style-name="T185">}’ &gt;&gt; </text:span><text:span text:style-name="T186">/etc/</text:span><text:span text:style-name="T185">dhcp/dhcpd.conf</text:span><text:span text:style-name="T79"> #</text:span><text:span text:style-name="T88">Engadir o bloque host coa súa correspondente configuración </text:span><text:span text:style-name="T95">ao final d</text:span><text:span text:style-name="T96">o</text:span><text:span text:style-name="T88"> arquivo de configuración /etc/dhcp/dhcpd.conf</text:span></text:p>
                              <text:p text:style-name="P111"><text:span text:style-name="T55"># </text:span><text:span text:style-name="T56">/</text:span><text:span text:style-name="T57">etc/init.d/isc-dhcp-server </text:span><text:span text:style-name="T58">re</text:span><text:span text:style-name="T57">start </text:span><text:span text:style-name="T90">#</text:span><text:span text:style-name="T91">Reniciar</text:span><text:span text:style-name="T90"> o servidor DHCP</text:span></text:p>
                            </text:list-header>
                          </text:list>
                        </text:list-item>
                      </text:list>
                    </text:list-item>
                  </text:list>
                </text:list-item>
                <text:list-item>
                  <text:p text:style-name="P48">Hosts alumnado: Executar nunha consola,</text:p>
                  <text:list>
                    <text:list-item>
                      <text:list>
                        <text:list-item>
                          <text:list>
                            <text:list-header>
                              <text:p text:style-name="P99"><text:span text:style-name="T41"># ip </text:span><text:span text:style-name="T44">addr</text:span><text:span text:style-name="T41"> </text:span><text:span text:style-name="T42">show eth0</text:span><text:span text:style-name="T41"> </text:span><text:span text:style-name="T74">#</text:span><text:span text:style-name="T75">Amosar info</text:span><text:span text:style-name="T76">rmación</text:span><text:span text:style-name="T75"> sobre a NIC eth0. </text:span></text:p>
                              <text:p text:style-name="P108"><text:span text:style-name="T43"># </text:span><text:span text:style-name="T39">dhclient -v eth0</text:span><text:span text:style-name="T72"> #Solicitar configuración de rede para a NIC eth0 </text:span><text:span text:style-name="T83">a un servidor DHCP.</text:span></text:p>
                              <text:p text:style-name="P99"><text:span text:style-name="T41"># ip </text:span><text:span text:style-name="T44">addr</text:span><text:span text:style-name="T41"> </text:span><text:span text:style-name="T42">show eth0</text:span><text:span text:style-name="T41"> </text:span><text:span text:style-name="T74">#</text:span><text:span text:style-name="T75">Amosar info</text:span><text:span text:style-name="T76">rmación</text:span><text:span text:style-name="T75"> sobre a NIC eth0.</text:span></text:p>
                            </text:list-header>
                          </text:list>
                        </text:list-item>
                      </text:list>
                    </text:list-item>
                  </text:list>
                </text:list-item>
              </text:list>
            </text:list-item>
            <text:list-item>
              <text:p text:style-name="P56"><text:span text:style-name="T193">Directiva</text:span><text:span text:style-name="T194">s</text:span><text:span text:style-name="T193"> </text:span><text:a xlink:type="simple" xlink:href="https://www.fpgenred.es/DHCP/host.html" text:style-name="Internet_20_link" text:visited-style-name="Visited_20_Internet_20_Link"><text:span text:style-name="T193">host</text:span></text:a><text:span text:style-name="T193">, </text:span><text:a xlink:type="simple" xlink:href="https://www.fpgenred.es/DHCP/defaultleasetime.html" text:style-name="Internet_20_link" text:visited-style-name="Visited_20_Internet_20_Link"><text:span text:style-name="T205">default-lease-time</text:span></text:a><text:span text:style-name="T205">, </text:span><text:a xlink:type="simple" xlink:href="https://www.fpgenred.es/DHCP/maxleasetime.html" text:style-name="Internet_20_link" text:visited-style-name="Visited_20_Internet_20_Link"><text:span text:style-name="T205">max-lease-time</text:span></text:a><text:span text:style-name="T193">: Especificar </text:span><text:span text:style-name="T205">marcando os tempos de concesión a </text:span><text:span text:style-name="T193">configuración </text:span><text:span text:style-name="T194">estática </text:span><text:span text:style-name="T193">de rede para un determinado host </text:span><text:span text:style-name="T194">según a súa dirección MAC.</text:span></text:p>
              <text:list>
                <text:list-item>
                  <text:p text:style-name="P43">Portátil: Executar nunha consola. <text:span text:style-name="T198">NOTA: Cambiar na seguinte configuración as MAC Address polas dos vosos hosts.</text:span></text:p>
                  <text:list>
                    <text:list-item>
                      <text:list>
                        <text:list-item>
                          <text:list>
                            <text:list-header>
                              <text:p text:style-name="P130"><text:span text:style-name="T134"># </text:span><text:span text:style-name="T144">A=$(wc -l /etc/dhcp/dhcpd.conf | awk '{print $1}') </text:span><text:span text:style-name="T103">#Atopar a ú</text:span><text:span text:style-name="T105">ltima </text:span><text:span text:style-name="T103">liña </text:span><text:span text:style-name="T105">d</text:span><text:span text:style-name="T103">o ficheiro </text:span><text:span text:style-name="T104">de configuración </text:span><text:span text:style-name="T103">/etc/</text:span><text:span text:style-name="T104">dhcp/dhcpd.conf </text:span><text:span text:style-name="T103">e gardalo </text:span><text:span text:style-name="T105">número de liña </text:span><text:span text:style-name="T103">na variable A</text:span></text:p>
                              <text:p text:style-name="P131"><text:soft-page-break/><text:span text:style-name="T144"># sed -i </text:span><text:span text:style-name="T161">“</text:span><text:span text:style-name="T145">${A}</text:span><text:span text:style-name="T144">s/}/default-lease-time 30;</text:span><text:span text:style-name="T147">\n</text:span><text:span text:style-name="T144">max-lease-time 60;</text:span><text:span text:style-name="T147">\n</text:span><text:span text:style-name="T148">}</text:span><text:span text:style-name="T144">/</text:span><text:span text:style-name="T162">”</text:span><text:span text:style-name="T145"> /etc/</text:span><text:span text:style-name="T146">dhcp/dhcpd.conf</text:span><text:span text:style-name="T106"> </text:span><text:span text:style-name="T144"><text:s/></text:span><text:span text:style-name="T105">#</text:span><text:span text:style-name="T108">Engadir na sección host do equipo B o t</text:span><text:span text:style-name="T105">empo por defecto de concesión </text:span><text:span text:style-name="T107">da </text:span><text:span text:style-name="T105">configuración: </text:span><text:span text:style-name="T107">30s </text:span><text:span text:style-name="T108">e o t</text:span><text:span text:style-name="T105">empo máximo de concesión da configuración: </text:span><text:span text:style-name="T107">60s</text:span></text:p>
                              <text:p text:style-name="P112"><text:span text:style-name="T55"># </text:span><text:span text:style-name="T56">/</text:span><text:span text:style-name="T57">etc/init.d/isc-dhcp-server </text:span><text:span text:style-name="T58">re</text:span><text:span text:style-name="T57">start </text:span><text:span text:style-name="T90">#</text:span><text:span text:style-name="T91">Reniciar</text:span><text:span text:style-name="T90"> o servidor DHCP</text:span></text:p>
                            </text:list-header>
                          </text:list>
                        </text:list-item>
                      </text:list>
                    </text:list-item>
                  </text:list>
                </text:list-item>
                <text:list-item>
                  <text:p text:style-name="P49">Hosts alumnado: </text:p>
                  <text:list>
                    <text:list-item>
                      <text:p text:style-name="P49">Executar nunha consola,</text:p>
                      <text:p text:style-name="P50"><text:span text:style-name="T166"># ip </text:span><text:span text:style-name="T168">addr</text:span><text:span text:style-name="T166"> </text:span><text:span text:style-name="T167">show eth0</text:span><text:span text:style-name="T166"> </text:span><text:span text:style-name="T178">#</text:span><text:span text:style-name="T179">Amosar info</text:span><text:span text:style-name="T180">rmación</text:span><text:span text:style-name="T179"> sobre a NIC eth0. </text:span></text:p>
                      <text:p text:style-name="P71"><text:span text:style-name="T43"># </text:span><text:span text:style-name="T52">dhclient -v eth0 </text:span><text:span text:style-name="T87">#Solicitar configuración de rede para a NIC eth0 </text:span><text:span text:style-name="T83">a un servidor DHCP.</text:span></text:p>
                    </text:list-item>
                    <text:list-item>
                      <text:p text:style-name="P58">Antes de 30s executar <text:span text:style-name="T207">o seguinte comando </text:span>na consola anterior:</text:p>
                      <text:p text:style-name="P58"><text:span text:style-name="T166"># ip </text:span><text:span text:style-name="T168">addr</text:span><text:span text:style-name="T166"> </text:span><text:span text:style-name="T167">show eth0</text:span><text:span text:style-name="T166"> </text:span><text:span text:style-name="T178">#</text:span><text:span text:style-name="T179">Amosar info</text:span><text:span text:style-name="T180">rmación</text:span><text:span text:style-name="T179"> sobre a NIC eth0. </text:span></text:p>
                    </text:list-item>
                    <text:list-item>
                      <text:p text:style-name="P59"><text:s/><text:span text:style-name="T207">Executar de novo:</text:span></text:p>
                      <text:p text:style-name="P72"><text:span text:style-name="T43"># </text:span><text:span text:style-name="T52">dhclient -v eth0 </text:span><text:span text:style-name="T87">#Solicitar configuración de rede para a NIC eth0 </text:span><text:span text:style-name="T83">a un servidor DHCP.</text:span></text:p>
                    </text:list-item>
                    <text:list-item>
                      <text:p text:style-name="P59"><text:s/><text:span text:style-name="T207">Esperar 120s e executar:</text:span></text:p>
                      <text:p text:style-name="P72"><text:span text:style-name="T41"># ip </text:span><text:span text:style-name="T44">addr</text:span><text:span text:style-name="T41"> </text:span><text:span text:style-name="T42">show eth0</text:span><text:span text:style-name="T41"> </text:span><text:span text:style-name="T74">#</text:span><text:span text:style-name="T75">Amosar info</text:span><text:span text:style-name="T76">rmación</text:span><text:span text:style-name="T75"> sobre a NIC eth0.</text:span></text:p>
                    </text:list-item>
                    <text:list-item>
                      <text:p text:style-name="P59"><text:s/><text:span text:style-name="T208">Existe algunha diferencia tras a execución no host B comparada co resto dos hosts (A e C). Notades algunha</text:span><text:span text:style-name="T207"> diferencia </text:span><text:span text:style-name="T208">tras a execución </text:span><text:span text:style-name="T207">entre os puntos anteriores (2) e (4)?</text:span><text:span text:style-name="T182"> <text:s text:c="2"/></text:span><text:span text:style-name="T179"><text:s/></text:span></text:p>
                    </text:list-item>
                  </text:list>
                </text:list-item>
              </text:list>
            </text:list-item>
            <text:list-item>
              <text:p text:style-name="P61"><draw:frame text:anchor-type="paragraph" draw:z-index="10" draw:name="Forma3_0" draw:style-name="gr1" draw:text-style-name="P163" svg:width="0.477cm" svg:height="0.479cm" svg:x="7.495cm" svg:y="-0.049cm"><draw:text-box><text:p/></draw:text-box></draw:frame><draw:frame text:anchor-type="paragraph" draw:z-index="12" draw:name="Forma3_3" draw:style-name="gr1" draw:text-style-name="P163" svg:width="0.477cm" svg:height="0.479cm" svg:x="8.818cm" svg:y="11.381cm"><draw:text-box><text:p/></draw:text-box></draw:frame><text:span text:style-name="T128">A</text:span><text:span text:style-name="T127">visar ao docente para revisión.</text:span> <text:s text:c="6"/><text:span text:style-name="T118">3</text:span><text:span text:style-name="T116"> </text:span></text:p>
            </text:list-item>
            <text:list-item>
              <text:p text:style-name="P57"><text:span text:style-name="T209">Declaración ámbito</text:span><text:span text:style-name="T193"> </text:span><text:a xlink:type="simple" xlink:href="https://www.fpgenred.es/DHCP/host.html" text:style-name="Internet_20_link" text:visited-style-name="Visited_20_Internet_20_Link"><text:span text:style-name="T193">host</text:span></text:a><text:span text:style-name="T193">: Especificar </text:span><text:span text:style-name="T209">unha </text:span><text:span text:style-name="T193">configuración </text:span><text:span text:style-name="T194">estática </text:span><text:span text:style-name="T193">de rede para un determinado host</text:span><text:span text:style-name="T194">.</text:span></text:p>
              <text:list>
                <text:list-item>
                  <text:p text:style-name="P44">Portátil: Executar nunha consola. <text:span text:style-name="T198">NOTA: Cambiar na seguinte configuración a MAC Address <text:s/></text:span><text:span text:style-name="T199">01:02:03:04:05:06 pola MAC Address do host A</text:span></text:p>
                  <text:list>
                    <text:list-item>
                      <text:list>
                        <text:list-item>
                          <text:list>
                            <text:list-header>
                              <text:p text:style-name="P132"><text:span text:style-name="T134"># </text:span><text:span text:style-name="T135">echo -e </text:span><text:span text:style-name="T160">‘</text:span><text:span text:style-name="T142">host E</text:span><text:span text:style-name="T141">quipoA-Practicas-Taller-SR {</text:span></text:p>
                              <text:p text:style-name="P122">hardware <text:span text:style-name="T196">ethernet </text:span><text:span text:style-name="T195">01:02:03:04:05:06; </text:span><text:span text:style-name="T68">#Dirección MAC do host </text:span><text:span text:style-name="T69">EquipoA-Practicas-Taller-SR</text:span></text:p>
                              <text:p text:style-name="P116"><text:span text:style-name="T39">fixed-address 10.10.10.222; </text:span><text:span text:style-name="T97">#Indicar a dirección IP estática a conceder</text:span></text:p>
                              <text:p text:style-name="P104"><text:span text:style-name="T51">option domain-name-</text:span><text:span text:style-name="T47">server</text:span><text:span text:style-name="T51">s 1.1.1.1, 8.8.</text:span><text:span text:style-name="T63">4.4</text:span><text:span text:style-name="T51">;</text:span><text:span text:style-name="T88"> </text:span><text:span text:style-name="T98">#Indicar servidores DNS</text:span></text:p>
                              <text:p text:style-name="P105"><text:span text:style-name="T51">option </text:span><text:span text:style-name="T60">routers</text:span><text:span text:style-name="T51"> 1</text:span><text:span text:style-name="T60">0.</text:span><text:span text:style-name="T64">220</text:span><text:span text:style-name="T60">.</text:span><text:span text:style-name="T64">220</text:span><text:span text:style-name="T60">.1</text:span><text:span text:style-name="T51">;</text:span><text:span text:style-name="T88"> </text:span><text:span text:style-name="T99">#Indicar a porta de enlace(gateway)</text:span></text:p>
                              <text:p text:style-name="P133"><text:span text:style-name="T144">default-lease-time 30; </text:span><text:span text:style-name="T112">#Indicar 30s o tempo por defecto de concesión;</text:span></text:p>
                              <text:p text:style-name="P123"><text:span text:style-name="T210">max-lease-time 60; </text:span><text:span text:style-name="T71">#Indica 60s o tempo máximo de concesión;</text:span></text:p>
                              <text:p text:style-name="P132"><text:span text:style-name="T141">}</text:span><text:span text:style-name="T162">’ &gt;&gt; </text:span><text:span text:style-name="T145">/etc/</text:span><text:span text:style-name="T146">dhcp/dhcpd.conf</text:span><text:span text:style-name="T145"> </text:span><text:span text:style-name="T106">#</text:span><text:span text:style-name="T104">Engadir </text:span><text:span text:style-name="T111">o bloque host coa súa correspondente configuración </text:span><text:span text:style-name="T109">ao final d</text:span><text:span text:style-name="T110">o</text:span><text:span text:style-name="T104"> arquivo de configuración /etc/dhcp/dhcpd.conf</text:span></text:p>
                              <text:p text:style-name="P113"><text:span text:style-name="T55"># </text:span><text:span text:style-name="T56">/</text:span><text:span text:style-name="T57">etc/init.d/isc-dhcp-server </text:span><text:span text:style-name="T58">re</text:span><text:span text:style-name="T57">start </text:span><text:span text:style-name="T90">#</text:span><text:span text:style-name="T91">Reniciar</text:span><text:span text:style-name="T90"> o servidor DHCP</text:span></text:p>
                            </text:list-header>
                          </text:list>
                        </text:list-item>
                      </text:list>
                    </text:list-item>
                  </text:list>
                </text:list-item>
                <text:list-item>
                  <text:p text:style-name="P51">Hosts<text:span text:style-name="T211"> </text:span>alumnado: </text:p>
                  <text:list>
                    <text:list-item>
                      <text:p text:style-name="P51"><text:s/>Executar nunha consola,</text:p>
                      <text:p text:style-name="P51"><text:span text:style-name="T166"># ip </text:span><text:span text:style-name="T168">addr</text:span><text:span text:style-name="T166"> </text:span><text:span text:style-name="T167">show eth0</text:span><text:span text:style-name="T166"> </text:span><text:span text:style-name="T178">#</text:span><text:span text:style-name="T179">Amosar info</text:span><text:span text:style-name="T180">rmación</text:span><text:span text:style-name="T179"> sobre a NIC eth0. </text:span></text:p>
                      <text:p text:style-name="P51"><text:span text:style-name="T169"># </text:span><text:span text:style-name="T170">dhclient -v eth0</text:span><text:span text:style-name="T181"> #Solicitar configuración de rede para a NIC eth0 </text:span><text:span text:style-name="T182">a un servidor DHCP.</text:span></text:p>
                      <text:p text:style-name="P51"><text:span text:style-name="T166"># ip </text:span><text:span text:style-name="T168">addr</text:span><text:span text:style-name="T166"> </text:span><text:span text:style-name="T167">show eth0</text:span><text:span text:style-name="T166"> </text:span><text:span text:style-name="T178">#</text:span><text:span text:style-name="T179">Amosar info</text:span><text:span text:style-name="T180">rmación</text:span><text:span text:style-name="T179"> sobre a NIC eth0.</text:span></text:p>
                    </text:list-item>
                    <text:list-item>
                      <text:p text:style-name="P60"><text:s/><text:span text:style-name="T208">Existe algunha diferencia tras a execución <text:s/></text:span><text:span text:style-name="T212">do punto (1) </text:span><text:span text:style-name="T208">no host </text:span><text:span text:style-name="T212">A</text:span><text:span text:style-name="T208"> comparada co resto dos hosts (</text:span><text:span text:style-name="T212">B</text:span><text:span text:style-name="T208"> e C)? </text:span><text:span text:style-name="T212">Razoa a resposta.</text:span></text:p>
                    </text:list-item>
                    <text:list-item>
                      <text:p text:style-name="P62">Avisar ao docente para revisión. <text:s text:c="6"/><text:span text:style-name="T118">4</text:span></text:p>
                    </text:list-item>
                  </text:list>
                </text:list-item>
              </text:list>
              <text:p text:style-name="P69"/>
            </text:list-item>
          </text:list>
        </text:list-item>
        <text:list-item>
          <text:p text:style-name="P63"><text:span text:style-name="T218">Razoa</text:span> e <text:span text:style-name="T218">contesta</text:span> brevemente:</text:p>
          <text:list>
            <text:list-item>
              <text:p text:style-name="P64"><text:span text:style-name="T201">Elimina a</text:span><text:span text:style-name="T206">s</text:span><text:span text:style-name="T201"> sección</text:span><text:span text:style-name="T206">s</text:span><text:span text:style-name="T201"> host do arquivo de configuración </text:span><text:span text:style-name="T174">/etc/dhcp/dhcpd.conf</text:span><text:span text:style-name="T201"> <text:s/></text:span><text:span text:style-name="T202">e reinicia o servizo. Realiza de novo o</text:span><text:span text:style-name="T200"> apartado (6.c) </text:span><text:span text:style-name="T203">pero sen </text:span><text:span text:style-name="T200">cambia</text:span><text:span text:style-name="T203">r</text:span><text:span text:style-name="T200"> as MAC Address pola dos vosos hosts. </text:span><text:span text:style-name="T203">Que</text:span><text:span text:style-name="T200"> acontece? Sodes quen de recibir a configuración de rede declarada na sección host? Razoa a resposta.</text:span></text:p>
            </text:list-item>
            <text:list-item>
              <text:p text:style-name="P65"><text:span text:style-name="T201">Elimina a</text:span><text:span text:style-name="T206">s</text:span><text:span text:style-name="T201"> sección</text:span><text:span text:style-name="T206">s</text:span><text:span text:style-name="T201"> host do arquivo de configuración </text:span><text:span text:style-name="T174">/etc/dhcp/dhcpd.conf</text:span><text:span text:style-name="T201"> <text:s/></text:span><text:span text:style-name="T202">e reinicia o servizo. Realiza de novo o</text:span><text:span text:style-name="T200"> apartado (6.c), </text:span><text:span text:style-name="T204">cambiando </text:span><text:span text:style-name="T200">as MAC Address pola dos vosos hosts </text:span><text:span text:style-name="T204">pero sen escribir a directiva </text:span><text:span text:style-name="T175">hardware</text:span><text:span text:style-name="T200">. </text:span><text:span text:style-name="T203">Que</text:span><text:span text:style-name="T200"> acontece? Sodes quen de recibir a configuración de rede declarada na sección host? </text:span><text:span text:style-name="T214">Recibides outra configuración? Recibides a configuración declarada na sección </text:span><text:span text:style-name="T177">subnet</text:span><text:span text:style-name="T214">?</text:span></text:p>
            </text:list-item>
            <text:list-item>
              <text:p text:style-name="P66"><text:span text:style-name="T201">Elimina a</text:span><text:span text:style-name="T206">s</text:span><text:span text:style-name="T201"> sección</text:span><text:span text:style-name="T206">s</text:span><text:span text:style-name="T201"> host do arquivo de configuración </text:span><text:span text:style-name="T174">/etc/dhcp/dhcpd.conf</text:span><text:span text:style-name="T201"> <text:s/></text:span><text:span text:style-name="T202">e reinicia o servizo. Realiza de novo o</text:span><text:span text:style-name="T200"> apartado (6.c), </text:span><text:span text:style-name="T204">cambiando </text:span><text:span text:style-name="T200">as MAC Address pola dos vosos hosts </text:span><text:span text:style-name="T204">pero sen escribir a directiva </text:span><text:span text:style-name="T176">fixed-address</text:span><text:span text:style-name="T200">. </text:span><text:span text:style-name="T203">Que</text:span><text:span text:style-name="T200"> acontece? Sodes quen de recibir </text:span><text:span text:style-name="T215">unha IP </text:span><text:span text:style-name="T200">declarada na sección host </text:span><text:span text:style-name="T215">ou recibides unha IP declarada na sección </text:span><text:span text:style-name="T177">subnet</text:span><text:span text:style-name="T214">?</text:span></text:p>
            </text:list-item>
            <text:list-item>
              <text:p text:style-name="P67"><draw:frame text:anchor-type="paragraph" draw:z-index="11" draw:name="Forma3_2" draw:style-name="gr1" draw:text-style-name="P163" svg:width="0.477cm" svg:height="0.479cm" svg:x="11.464cm" svg:y="0.012cm"><draw:text-box><text:p/></draw:text-box></draw:frame><text:soft-page-break/><text:span text:style-name="T115">A</text:span><text:span text:style-name="T114">visar ao docente para a entrega e revisión da práctica. <text:s text:c="6"/></text:span><text:span text:style-name="T118">5</text:span><text:span text:style-name="T114"> <text:s/></text:span></text:p>
            </text:list-item>
          </text:list>
        </text:list-item>
      </text:list>
      <text:p text:style-name="P16"/>
      <text:p text:style-name="P16"/>
      <text:p text:style-name="P23">Revisión:</text:p>
      <text:p text:style-name="P18"><draw:frame text:anchor-type="paragraph" draw:z-index="14" draw:name="Forma3_6" draw:style-name="gr1" draw:text-style-name="P163" svg:width="0.477cm" svg:height="0.479cm" svg:x="0.282cm" svg:y="0.462cm"><draw:text-box><text:p/></draw:text-box></draw:frame><draw:frame text:anchor-type="paragraph" draw:z-index="15" draw:name="Forma3_7" draw:style-name="gr1" draw:text-style-name="P163" svg:width="0.477cm" svg:height="0.479cm" svg:x="1.282cm" svg:y="0.462cm"><draw:text-box><text:p/></draw:text-box></draw:frame><draw:frame text:anchor-type="paragraph" draw:z-index="16" draw:name="Forma3_8" draw:style-name="gr1" draw:text-style-name="P163" svg:width="0.477cm" svg:height="0.479cm" svg:x="2.282cm" svg:y="0.462cm"><draw:text-box><text:p/></draw:text-box></draw:frame><draw:frame text:anchor-type="paragraph" draw:z-index="17" draw:name="Forma3_9" draw:style-name="gr1" draw:text-style-name="P163" svg:width="0.477cm" svg:height="0.479cm" svg:x="3.283cm" svg:y="0.462cm"><draw:text-box><text:p/></draw:text-box></draw:frame><draw:frame text:anchor-type="paragraph" draw:z-index="18" draw:name="Forma3_10" draw:style-name="gr1" draw:text-style-name="P163" svg:width="0.477cm" svg:height="0.479cm" svg:x="4.283cm" svg:y="0.462cm"><draw:text-box><text:p/></draw:text-box></draw:frame><text:s text:c="8"/><text:span text:style-name="T217">1</text:span> <text:s text:c="8"/><text:span text:style-name="T217">2 <text:s text:c="15"/>3 <text:s text:c="14"/>4 <text:s text:c="16"/>5 <text:s text:c="15"/></text:span></text:p>
      <text:list xml:id="list4289178346" text:style-name="L5">
        <text:list-item>
          <text:list>
            <text:list-item>
              <text:list>
                <text:list-item>
                  <text:list>
                    <text:list-item>
                      <text:list>
                        <text:list-item>
                          <text:list>
                            <text:list-header>
                              <text:p text:style-name="P136"/>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6</text:page-number><text:s/>de <text:page-count>6</text:page-count></text:p>
        <text:p text:style-name="MP2"><draw:a xlink:type="simple" xlink:href="http://creativecommons.org/licenses/by-sa/4.0/"><draw:frame draw:style-name="Mfr1" draw:name="Imagen4" text:anchor-type="paragraph" svg:x="-0.617cm" svg:y="0.026cm" svg:width="16.043cm" svg:height="1.536cm" draw:z-index="4"><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5"><draw:image xlink:href="Pictures/10000000000004D900000077C5CA087C63A9865A.png" xlink:type="simple" xlink:show="embed" xlink:actuate="onLoad" draw:mime-type="image/png"/></draw:frame></draw:a>Pá<text:span text:style-name="MT1">x</text:span>ina <text:page-number text:select-page="current">1</text:page-number><text:s/>de <text:page-count>6</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0-05T10:03:09.478554630</meta:creation-date>
    <meta:editing-duration>PT23S</meta:editing-duration>
    <meta:generator>LibreOffice/7.0.4.2$Linux_X86_64 LibreOffice_project/00$Build-2</meta:generator>
    <dc:subject>Práctica 3</dc:subject>
    <dc:title>Taller - SR</dc:title>
    <dc:date>2023-10-05T10:03:10.842756172</dc:date>
    <meta:document-statistic meta:table-count="2" meta:image-count="3" meta:object-count="0" meta:page-count="6" meta:paragraph-count="183" meta:word-count="2180" meta:character-count="14851" meta:non-whitespace-character-count="1238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